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2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igenvector Centrality</text:p>
          </table:table-cell>
        </table:table-row>
        <table:table-row table:style-name="ro1">
          <table:table-cell office:value-type="string" calcext:value-type="string">
            <text:p>Tritle, K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ske, Erik</text:p>
          </table:table-cell>
          <table:table-cell office:value-type="float" office:value="0.810750406594923" calcext:value-type="float">
            <text:p>0.8107504066</text:p>
          </table:table-cell>
        </table:table-row>
        <table:table-row table:style-name="ro1">
          <table:table-cell office:value-type="string" calcext:value-type="string">
            <text:p>Myers, Philip</text:p>
          </table:table-cell>
          <table:table-cell office:value-type="float" office:value="0.72149791726364" calcext:value-type="float">
            <text:p>0.7214979173</text:p>
          </table:table-cell>
        </table:table-row>
        <table:table-row table:style-name="ro1">
          <table:table-cell office:value-type="string" calcext:value-type="string">
            <text:p>Carabella, John</text:p>
          </table:table-cell>
          <table:table-cell office:value-type="float" office:value="0.681043607967436" calcext:value-type="float">
            <text:p>0.681043608</text:p>
          </table:table-cell>
        </table:table-row>
        <table:table-row table:style-name="ro1">
          <table:table-cell office:value-type="string" calcext:value-type="string">
            <text:p>Alessi, Joseph</text:p>
          </table:table-cell>
          <table:table-cell office:value-type="float" office:value="0.663599422288134" calcext:value-type="float">
            <text:p>0.6635994223</text:p>
          </table:table-cell>
        </table:table-row>
        <table:table-row table:style-name="ro1">
          <table:table-cell office:value-type="string" calcext:value-type="string">
            <text:p>Darlington, Dorothy</text:p>
          </table:table-cell>
          <table:table-cell office:value-type="float" office:value="0.613895901601596" calcext:value-type="float">
            <text:p>0.6138959016</text:p>
          </table:table-cell>
        </table:table-row>
        <table:table-row table:style-name="ro1">
          <table:table-cell office:value-type="string" calcext:value-type="string">
            <text:p>LeClair, Judith</text:p>
          </table:table-cell>
          <table:table-cell office:value-type="float" office:value="0.583526880366817" calcext:value-type="float">
            <text:p>0.5835268804</text:p>
          </table:table-cell>
        </table:table-row>
        <table:table-row table:style-name="ro1">
          <table:table-cell office:value-type="string" calcext:value-type="string">
            <text:p>Davidoff, Judith</text:p>
          </table:table-cell>
          <table:table-cell office:value-type="float" office:value="0.577330400673729" calcext:value-type="float">
            <text:p>0.5773304007</text:p>
          </table:table-cell>
        </table:table-row>
        <table:table-row table:style-name="ro1">
          <table:table-cell office:value-type="string" calcext:value-type="string">
            <text:p>Deak, Jon</text:p>
          </table:table-cell>
          <table:table-cell office:value-type="float" office:value="0.566435308928737" calcext:value-type="float">
            <text:p>0.5664353089</text:p>
          </table:table-cell>
        </table:table-row>
        <table:table-row table:style-name="ro1">
          <table:table-cell office:value-type="string" calcext:value-type="string">
            <text:p>Party, Lionel</text:p>
          </table:table-cell>
          <table:table-cell office:value-type="float" office:value="0.543356016377303" calcext:value-type="float">
            <text:p>0.5433560164</text:p>
          </table:table-cell>
        </table:table-row>
        <table:table-row table:style-name="ro1">
          <table:table-cell office:value-type="string" calcext:value-type="string">
            <text:p>Kossoff, David</text:p>
          </table:table-cell>
          <table:table-cell office:value-type="float" office:value="0.532685683450551" calcext:value-type="float">
            <text:p>0.5326856835</text:p>
          </table:table-cell>
        </table:table-row>
        <table:table-row table:style-name="ro1">
          <table:table-cell office:value-type="string" calcext:value-type="string">
            <text:p>Bial, Bert</text:p>
          </table:table-cell>
          <table:table-cell office:value-type="float" office:value="0.512553919502767" calcext:value-type="float">
            <text:p>0.5125539195</text:p>
          </table:table-cell>
        </table:table-row>
        <table:table-row table:style-name="ro1">
          <table:table-cell office:value-type="string" calcext:value-type="string">
            <text:p>Carroll, David</text:p>
          </table:table-cell>
          <table:table-cell office:value-type="float" office:value="0.453755357407671" calcext:value-type="float">
            <text:p>0.4537553574</text:p>
          </table:table-cell>
        </table:table-row>
        <table:table-row table:style-name="ro1">
          <table:table-cell office:value-type="string" calcext:value-type="string">
            <text:p>Brey, Carter</text:p>
          </table:table-cell>
          <table:table-cell office:value-type="float" office:value="0.443491474556693" calcext:value-type="float">
            <text:p>0.4434914746</text:p>
          </table:table-cell>
        </table:table-row>
        <table:table-row table:style-name="ro1">
          <table:table-cell office:value-type="string" calcext:value-type="string">
            <text:p>Levinson, Eugene</text:p>
          </table:table-cell>
          <table:table-cell office:value-type="float" office:value="0.426527383507243" calcext:value-type="float">
            <text:p>0.4265273835</text:p>
          </table:table-cell>
        </table:table-row>
        <table:table-row table:style-name="ro1">
          <table:table-cell office:value-type="string" calcext:value-type="string">
            <text:p>Stacy, Thomas</text:p>
          </table:table-cell>
          <table:table-cell office:value-type="float" office:value="0.425781437395798" calcext:value-type="float">
            <text:p>0.4257814374</text:p>
          </table:table-cell>
        </table:table-row>
        <table:table-row table:style-name="ro1">
          <table:table-cell office:value-type="string" calcext:value-type="string">
            <text:p>Wingreen, Harriet</text:p>
          </table:table-cell>
          <table:table-cell office:value-type="float" office:value="0.40174365681367" calcext:value-type="float">
            <text:p>0.4017436568</text:p>
          </table:table-cell>
        </table:table-row>
        <table:table-row table:style-name="ro1">
          <table:table-cell office:value-type="string" calcext:value-type="string">
            <text:p>De Intinis, Rainer</text:p>
          </table:table-cell>
          <table:table-cell office:value-type="float" office:value="0.337558548910803" calcext:value-type="float">
            <text:p>0.3375585489</text:p>
          </table:table-cell>
        </table:table-row>
        <table:table-row table:style-name="ro1">
          <table:table-cell office:value-type="string" calcext:value-type="string">
            <text:p>Freeman, Stephen</text:p>
          </table:table-cell>
          <table:table-cell office:value-type="float" office:value="0.337431418812261" calcext:value-type="float">
            <text:p>0.3374314188</text:p>
          </table:table-cell>
        </table:table-row>
        <table:table-row table:style-name="ro1">
          <table:table-cell office:value-type="string" calcext:value-type="string">
            <text:p>Stepansky, Alan</text:p>
          </table:table-cell>
          <table:table-cell office:value-type="float" office:value="0.33250803210277" calcext:value-type="float">
            <text:p>0.3325080321</text:p>
          </table:table-cell>
        </table:table-row>
        <table:table-row table:style-name="ro1">
          <table:table-cell office:value-type="string" calcext:value-type="string">
            <text:p>Alessi, Joseph</text:p>
          </table:table-cell>
          <table:table-cell office:value-type="float" office:value="0.310653206519466" calcext:value-type="float">
            <text:p>0.3106532065</text:p>
          </table:table-cell>
        </table:table-row>
        <table:table-row table:style-name="ro1">
          <table:table-cell office:value-type="string" calcext:value-type="string">
            <text:p>Simenauer, Peter</text:p>
          </table:table-cell>
          <table:table-cell office:value-type="float" office:value="0.288266913554749" calcext:value-type="float">
            <text:p>0.2882669136</text:p>
          </table:table-cell>
        </table:table-row>
        <table:table-row table:style-name="ro1">
          <table:table-cell office:value-type="string" calcext:value-type="string">
            <text:p>Finlayson, David</text:p>
          </table:table-cell>
          <table:table-cell office:value-type="float" office:value="0.277705939497416" calcext:value-type="float">
            <text:p>0.2777059395</text:p>
          </table:table-cell>
        </table:table-row>
        <table:table-row table:style-name="ro1">
          <table:table-cell office:value-type="string" calcext:value-type="string">
            <text:p>Wall, Howard</text:p>
          </table:table-cell>
          <table:table-cell office:value-type="float" office:value="0.264873032257956" calcext:value-type="float">
            <text:p>0.2648730323</text:p>
          </table:table-cell>
        </table:table-row>
        <table:table-row table:style-name="ro1">
          <table:table-cell office:value-type="string" calcext:value-type="string">
            <text:p>Kaufman, Mindy</text:p>
          </table:table-cell>
          <table:table-cell office:value-type="float" office:value="0.260499502827021" calcext:value-type="float">
            <text:p>0.2604995028</text:p>
          </table:table-cell>
        </table:table-row>
        <table:table-row table:style-name="ro1">
          <table:table-cell office:value-type="string" calcext:value-type="string">
            <text:p>Drucker, Stanley</text:p>
          </table:table-cell>
          <table:table-cell office:value-type="float" office:value="0.258914078289843" calcext:value-type="float">
            <text:p>0.2589140783</text:p>
          </table:table-cell>
        </table:table-row>
        <table:table-row table:style-name="ro1">
          <table:table-cell office:value-type="string" calcext:value-type="string">
            <text:p>Deck, Warren</text:p>
          </table:table-cell>
          <table:table-cell office:value-type="float" office:value="0.257427119869561" calcext:value-type="float">
            <text:p>0.2574271199</text:p>
          </table:table-cell>
        </table:table-row>
        <table:table-row table:style-name="ro1">
          <table:table-cell office:value-type="string" calcext:value-type="string">
            <text:p>Spanjer, R. Allen</text:p>
          </table:table-cell>
          <table:table-cell office:value-type="float" office:value="0.248805262763362" calcext:value-type="float">
            <text:p>0.2488052628</text:p>
          </table:table-cell>
        </table:table-row>
        <table:table-row table:style-name="ro1">
          <table:table-cell office:value-type="string" calcext:value-type="string">
            <text:p>Sylar, Sherry</text:p>
          </table:table-cell>
          <table:table-cell office:value-type="float" office:value="0.238841596538832" calcext:value-type="float">
            <text:p>0.2388415965</text:p>
          </table:table-cell>
        </table:table-row>
        <table:table-row table:style-name="ro1">
          <table:table-cell office:value-type="string" calcext:value-type="string">
            <text:p>Bordignon, Paolo</text:p>
          </table:table-cell>
          <table:table-cell office:value-type="float" office:value="0.228090636981956" calcext:value-type="float">
            <text:p>0.228090637</text:p>
          </table:table-cell>
        </table:table-row>
        <table:table-row table:style-name="ro1">
          <table:table-cell office:value-type="string" calcext:value-type="string">
            <text:p>Harwood, Donald</text:p>
          </table:table-cell>
          <table:table-cell office:value-type="float" office:value="0.215076495133836" calcext:value-type="float">
            <text:p>0.2150764951</text:p>
          </table:table-cell>
        </table:table-row>
        <table:table-row table:style-name="ro1">
          <table:table-cell office:value-type="string" calcext:value-type="string">
            <text:p>Facenda, Aubrey</text:p>
          </table:table-cell>
          <table:table-cell office:value-type="float" office:value="0.205325528084437" calcext:value-type="float">
            <text:p>0.2053255281</text:p>
          </table:table-cell>
        </table:table-row>
        <table:table-row table:style-name="ro1">
          <table:table-cell office:value-type="string" calcext:value-type="string">
            <text:p>Penzarella, Vincent</text:p>
          </table:table-cell>
          <table:table-cell office:value-type="float" office:value="0.182284442196281" calcext:value-type="float">
            <text:p>0.1822844422</text:p>
          </table:table-cell>
        </table:table-row>
        <table:table-row table:style-name="ro1">
          <table:table-cell office:value-type="string" calcext:value-type="string">
            <text:p>Schaeffer, John</text:p>
          </table:table-cell>
          <table:table-cell office:value-type="float" office:value="0.181545078714941" calcext:value-type="float">
            <text:p>0.1815450787</text:p>
          </table:table-cell>
        </table:table-row>
        <table:table-row table:style-name="ro1">
          <table:table-cell office:value-type="string" calcext:value-type="string">
            <text:p>Robinson, Joseph</text:p>
          </table:table-cell>
          <table:table-cell office:value-type="float" office:value="0.172602519487529" calcext:value-type="float">
            <text:p>0.1726025195</text:p>
          </table:table-cell>
        </table:table-row>
        <table:table-row table:style-name="ro1">
          <table:table-cell office:value-type="string" calcext:value-type="string">
            <text:p>Laskowski, Kim</text:p>
          </table:table-cell>
          <table:table-cell office:value-type="float" office:value="0.165457482324433" calcext:value-type="float">
            <text:p>0.1654574823</text:p>
          </table:table-cell>
        </table:table-row>
        <table:table-row table:style-name="ro1">
          <table:table-cell office:value-type="string" calcext:value-type="string">
            <text:p>Sullivan, Robert</text:p>
          </table:table-cell>
          <table:table-cell office:value-type="float" office:value="0.159012287488302" calcext:value-type="float">
            <text:p>0.1590122875</text:p>
          </table:table-cell>
        </table:table-row>
        <table:table-row table:style-name="ro1">
          <table:table-cell office:value-type="string" calcext:value-type="string">
            <text:p>Wilt, James</text:p>
          </table:table-cell>
          <table:table-cell office:value-type="float" office:value="0.159012287488302" calcext:value-type="float">
            <text:p>0.1590122875</text:p>
          </table:table-cell>
        </table:table-row>
        <table:table-row table:style-name="ro1">
          <table:table-cell office:value-type="string" calcext:value-type="string">
            <text:p>Dallessio, Richard</text:p>
          </table:table-cell>
          <table:table-cell office:value-type="float" office:value="0.143211111292224" calcext:value-type="float">
            <text:p>0.1432111113</text:p>
          </table:table-cell>
        </table:table-row>
        <table:table-row table:style-name="ro1">
          <table:table-cell office:value-type="string" calcext:value-type="string">
            <text:p>Jacobs, Paul</text:p>
          </table:table-cell>
          <table:table-cell office:value-type="float" office:value="0.133977069294503" calcext:value-type="float">
            <text:p>0.1339770693</text:p>
          </table:table-cell>
        </table:table-row>
        <table:table-row table:style-name="ro1">
          <table:table-cell office:value-type="string" calcext:value-type="string">
            <text:p>Ikuma, Keisuke</text:p>
          </table:table-cell>
          <table:table-cell office:value-type="float" office:value="0.1325990939812" calcext:value-type="float">
            <text:p>0.132599094</text:p>
          </table:table-cell>
        </table:table-row>
        <table:table-row table:style-name="ro1">
          <table:table-cell office:value-type="string" calcext:value-type="string">
            <text:p>Moon, Eileen</text:p>
          </table:table-cell>
          <table:table-cell office:value-type="float" office:value="0.13170426085312" calcext:value-type="float">
            <text:p>0.1317042609</text:p>
          </table:table-cell>
        </table:table-row>
        <table:table-row table:style-name="ro1">
          <table:table-cell office:value-type="string" calcext:value-type="string">
            <text:p>Hindell, Leonard</text:p>
          </table:table-cell>
          <table:table-cell office:value-type="float" office:value="0.131306484922269" calcext:value-type="float">
            <text:p>0.1313064849</text:p>
          </table:table-cell>
        </table:table-row>
        <table:table-row table:style-name="ro1">
          <table:table-cell office:value-type="string" calcext:value-type="string">
            <text:p>Botti, Robert</text:p>
          </table:table-cell>
          <table:table-cell office:value-type="float" office:value="0.128162941922691" calcext:value-type="float">
            <text:p>0.1281629419</text:p>
          </table:table-cell>
        </table:table-row>
        <table:table-row table:style-name="ro1">
          <table:table-cell office:value-type="string" calcext:value-type="string">
            <text:p>Rex, Charles</text:p>
          </table:table-cell>
          <table:table-cell office:value-type="float" office:value="0.120398315055313" calcext:value-type="float">
            <text:p>0.1203983151</text:p>
          </table:table-cell>
        </table:table-row>
        <table:table-row table:style-name="ro1">
          <table:table-cell office:value-type="string" calcext:value-type="string">
            <text:p>Hansen, Dionne</text:p>
          </table:table-cell>
          <table:table-cell office:value-type="float" office:value="0.120398315055313" calcext:value-type="float">
            <text:p>0.1203983151</text:p>
          </table:table-cell>
        </table:table-row>
        <table:table-row table:style-name="ro1">
          <table:table-cell office:value-type="string" calcext:value-type="string">
            <text:p>Raver, Leonard</text:p>
          </table:table-cell>
          <table:table-cell office:value-type="float" office:value="0.120398315055313" calcext:value-type="float">
            <text:p>0.1203983151</text:p>
          </table:table-cell>
        </table:table-row>
        <table:table-row table:style-name="ro1">
          <table:table-cell office:value-type="string" calcext:value-type="string">
            <text:p>Nye, Roger</text:p>
          </table:table-cell>
          <table:table-cell office:value-type="float" office:value="0.119656886777606" calcext:value-type="float">
            <text:p>0.1196568868</text:p>
          </table:table-cell>
        </table:table-row>
        <table:table-row table:style-name="ro1">
          <table:table-cell office:value-type="string" calcext:value-type="string">
            <text:p>Ashby, Jerome</text:p>
          </table:table-cell>
          <table:table-cell office:value-type="float" office:value="0.119358849201578" calcext:value-type="float">
            <text:p>0.1193588492</text:p>
          </table:table-cell>
        </table:table-row>
        <table:table-row table:style-name="ro1">
          <table:table-cell office:value-type="string" calcext:value-type="string">
            <text:p>Phelps, Cynthia</text:p>
          </table:table-cell>
          <table:table-cell office:value-type="float" office:value="0.107116617249695" calcext:value-type="float">
            <text:p>0.1071166172</text:p>
          </table:table-cell>
        </table:table-row>
        <table:table-row table:style-name="ro1">
          <table:table-cell office:value-type="string" calcext:value-type="string">
            <text:p>Herman, Edward, Jr.</text:p>
          </table:table-cell>
          <table:table-cell office:value-type="float" office:value="0.0779657176446408" calcext:value-type="float">
            <text:p>0.0779657176</text:p>
          </table:table-cell>
        </table:table-row>
        <table:table-row table:style-name="ro1">
          <table:table-cell office:value-type="string" calcext:value-type="string">
            <text:p>American Boychoir, The</text:p>
          </table:table-cell>
          <table:table-cell office:value-type="float" office:value="0.0738038807738567" calcext:value-type="float">
            <text:p>0.0738038808</text:p>
          </table:table-cell>
        </table:table-row>
        <table:table-row table:style-name="ro1">
          <table:table-cell office:value-type="string" calcext:value-type="string">
            <text:p>Brooklyn Boys' Chorus</text:p>
          </table:table-cell>
          <table:table-cell office:value-type="float" office:value="0.0679912451337605" calcext:value-type="float">
            <text:p>0.0679912451</text:p>
          </table:table-cell>
        </table:table-row>
        <table:table-row table:style-name="ro1">
          <table:table-cell office:value-type="string" calcext:value-type="string">
            <text:p>Zegler, Manuel</text:p>
          </table:table-cell>
          <table:table-cell office:value-type="float" office:value="0.058441386095129" calcext:value-type="float">
            <text:p>0.0584413861</text:p>
          </table:table-cell>
        </table:table-row>
        <table:table-row table:style-name="ro1">
          <table:table-cell office:value-type="string" calcext:value-type="string">
            <text:p>Westminster Choir</text:p>
          </table:table-cell>
          <table:table-cell office:value-type="float" office:value="0.0582875588678818" calcext:value-type="float">
            <text:p>0.0582875589</text:p>
          </table:table-cell>
        </table:table-row>
        <table:table-row table:style-name="ro1">
          <table:table-cell office:value-type="string" calcext:value-type="string">
            <text:p>New York Choral Artists</text:p>
          </table:table-cell>
          <table:table-cell office:value-type="float" office:value="0.0573818480728284" calcext:value-type="float">
            <text:p>0.0573818481</text:p>
          </table:table-cell>
        </table:table-row>
        <table:table-row table:style-name="ro1">
          <table:table-cell office:value-type="string" calcext:value-type="string">
            <text:p>Staples, Sheryl</text:p>
          </table:table-cell>
          <table:table-cell office:value-type="float" office:value="0.0541978963534949" calcext:value-type="float">
            <text:p>0.0541978964</text:p>
          </table:table-cell>
        </table:table-row>
        <table:table-row table:style-name="ro1">
          <table:table-cell office:value-type="string" calcext:value-type="string">
            <text:p>Young, Rebecca</text:p>
          </table:table-cell>
          <table:table-cell office:value-type="float" office:value="0.053953918908706" calcext:value-type="float">
            <text:p>0.0539539189</text:p>
          </table:table-cell>
        </table:table-row>
        <table:table-row table:style-name="ro1">
          <table:table-cell office:value-type="string" calcext:value-type="string">
            <text:p>Lamb, Christopher S.</text:p>
          </table:table-cell>
          <table:table-cell office:value-type="float" office:value="0.0532500506348796" calcext:value-type="float">
            <text:p>0.0532500506</text:p>
          </table:table-cell>
        </table:table-row>
        <table:table-row table:style-name="ro1">
          <table:table-cell office:value-type="string" calcext:value-type="string">
            <text:p>Cobb, Timothy</text:p>
          </table:table-cell>
          <table:table-cell office:value-type="float" office:value="0.0532500506348796" calcext:value-type="float">
            <text:p>0.0532500506</text:p>
          </table:table-cell>
        </table:table-row>
        <table:table-row table:style-name="ro1">
          <table:table-cell office:value-type="string" calcext:value-type="string">
            <text:p>Ware, John</text:p>
          </table:table-cell>
          <table:table-cell office:value-type="float" office:value="0.0496284722112149" calcext:value-type="float">
            <text:p>0.0496284722</text:p>
          </table:table-cell>
        </table:table-row>
        <table:table-row table:style-name="ro1">
          <table:table-cell office:value-type="string" calcext:value-type="string">
            <text:p>Jennings, John</text:p>
          </table:table-cell>
          <table:table-cell office:value-type="float" office:value="0.0493760045945752" calcext:value-type="float">
            <text:p>0.0493760046</text:p>
          </table:table-cell>
        </table:table-row>
        <table:table-row table:style-name="ro1">
          <table:table-cell office:value-type="string" calcext:value-type="string">
            <text:p>Brown, Rodne</text:p>
          </table:table-cell>
          <table:table-cell office:value-type="float" office:value="0.0476295504966827" calcext:value-type="float">
            <text:p>0.0476295505</text:p>
          </table:table-cell>
        </table:table-row>
        <table:table-row table:style-name="ro1">
          <table:table-cell office:value-type="string" calcext:value-type="string">
            <text:p>Burgio, Michael</text:p>
          </table:table-cell>
          <table:table-cell office:value-type="float" office:value="0.046542891934331" calcext:value-type="float">
            <text:p>0.0465428919</text:p>
          </table:table-cell>
        </table:table-row>
        <table:table-row table:style-name="ro1">
          <table:table-cell office:value-type="string" calcext:value-type="string">
            <text:p>Cerminaro, John</text:p>
          </table:table-cell>
          <table:table-cell office:value-type="float" office:value="0.046542891934331" calcext:value-type="float">
            <text:p>0.0465428919</text:p>
          </table:table-cell>
        </table:table-row>
        <table:table-row table:style-name="ro1">
          <table:table-cell office:value-type="string" calcext:value-type="string">
            <text:p>Grossman, David J.</text:p>
          </table:table-cell>
          <table:table-cell office:value-type="float" office:value="0.0455734944472327" calcext:value-type="float">
            <text:p>0.0455734944</text:p>
          </table:table-cell>
        </table:table-row>
        <table:table-row table:style-name="ro1">
          <table:table-cell office:value-type="string" calcext:value-type="string">
            <text:p>Goltzer, Harold</text:p>
          </table:table-cell>
          <table:table-cell office:value-type="float" office:value="0.045100806769193" calcext:value-type="float">
            <text:p>0.0451008068</text:p>
          </table:table-cell>
        </table:table-row>
        <table:table-row table:style-name="ro1">
          <table:table-cell office:value-type="string" calcext:value-type="string">
            <text:p>Schwarz, Gerard</text:p>
          </table:table-cell>
          <table:table-cell office:value-type="float" office:value="0.045100806769193" calcext:value-type="float">
            <text:p>0.0451008068</text:p>
          </table:table-cell>
        </table:table-row>
        <table:table-row table:style-name="ro1">
          <table:table-cell office:value-type="string" calcext:value-type="string">
            <text:p>Gomez, Lino</text:p>
          </table:table-cell>
          <table:table-cell office:value-type="float" office:value="0.0435070436756443" calcext:value-type="float">
            <text:p>0.0435070437</text:p>
          </table:table-cell>
        </table:table-row>
        <table:table-row table:style-name="ro1">
          <table:table-cell office:value-type="string" calcext:value-type="string">
            <text:p>Kuyper, L. William</text:p>
          </table:table-cell>
          <table:table-cell office:value-type="float" office:value="0.0435070436756443" calcext:value-type="float">
            <text:p>0.0435070437</text:p>
          </table:table-cell>
        </table:table-row>
        <table:table-row table:style-name="ro1">
          <table:table-cell office:value-type="string" calcext:value-type="string">
            <text:p>Colley, Scott</text:p>
          </table:table-cell>
          <table:table-cell office:value-type="float" office:value="0.0414902335584591" calcext:value-type="float">
            <text:p>0.0414902336</text:p>
          </table:table-cell>
        </table:table-row>
        <table:table-row table:style-name="ro1">
          <table:table-cell office:value-type="string" calcext:value-type="string">
            <text:p>Bailey, Elden</text:p>
          </table:table-cell>
          <table:table-cell office:value-type="float" office:value="0.0386222491030522" calcext:value-type="float">
            <text:p>0.0386222491</text:p>
          </table:table-cell>
        </table:table-row>
        <table:table-row table:style-name="ro1">
          <table:table-cell office:value-type="string" calcext:value-type="string">
            <text:p>Worley, James Archie</text:p>
          </table:table-cell>
          <table:table-cell office:value-type="float" office:value="0.036134731501297" calcext:value-type="float">
            <text:p>0.0361347315</text:p>
          </table:table-cell>
        </table:table-row>
        <table:table-row table:style-name="ro1">
          <table:table-cell office:value-type="string" calcext:value-type="string">
            <text:p>Trinity Boys' Choir</text:p>
          </table:table-cell>
          <table:table-cell office:value-type="float" office:value="0.0333916338815476" calcext:value-type="float">
            <text:p>0.0333916339</text:p>
          </table:table-cell>
        </table:table-row>
        <table:table-row table:style-name="ro1">
          <table:table-cell office:value-type="string" calcext:value-type="string">
            <text:p>Church, Sandra</text:p>
          </table:table-cell>
          <table:table-cell office:value-type="float" office:value="0.03048350256751" calcext:value-type="float">
            <text:p>0.0304835026</text:p>
          </table:table-cell>
        </table:table-row>
        <table:table-row table:style-name="ro1">
          <table:table-cell office:value-type="string" calcext:value-type="string">
            <text:p>Little Church Around the Corner Boys' Choir</text:p>
          </table:table-cell>
          <table:table-cell office:value-type="float" office:value="0.03045872344687" calcext:value-type="float">
            <text:p>0.0304587234</text:p>
          </table:table-cell>
        </table:table-row>
        <table:table-row table:style-name="ro1">
          <table:table-cell office:value-type="string" calcext:value-type="string">
            <text:p>Kim, Lisa</text:p>
          </table:table-cell>
          <table:table-cell office:value-type="float" office:value="0.0268850602101471" calcext:value-type="float">
            <text:p>0.0268850602</text:p>
          </table:table-cell>
        </table:table-row>
        <table:table-row table:style-name="ro1">
          <table:table-cell office:value-type="string" calcext:value-type="string">
            <text:p>Boys Choir of Harlem, The</text:p>
          </table:table-cell>
          <table:table-cell office:value-type="float" office:value="0.0268749463680002" calcext:value-type="float">
            <text:p>0.0268749464</text:p>
          </table:table-cell>
        </table:table-row>
        <table:table-row table:style-name="ro1">
          <table:table-cell office:value-type="string" calcext:value-type="string">
            <text:p>Rosenberger, Walter</text:p>
          </table:table-cell>
          <table:table-cell office:value-type="float" office:value="0.0260970920092803" calcext:value-type="float">
            <text:p>0.026097092</text:p>
          </table:table-cell>
        </table:table-row>
        <table:table-row table:style-name="ro1">
          <table:table-cell office:value-type="string" calcext:value-type="string">
            <text:p>Dicterow, Glenn</text:p>
          </table:table-cell>
          <table:table-cell office:value-type="float" office:value="0.0254328612028622" calcext:value-type="float">
            <text:p>0.0254328612</text:p>
          </table:table-cell>
        </table:table-row>
        <table:table-row table:style-name="ro1">
          <table:table-cell office:value-type="string" calcext:value-type="string">
            <text:p>Brooklyn Youth Chorus</text:p>
          </table:table-cell>
          <table:table-cell office:value-type="float" office:value="0.0254328612028622" calcext:value-type="float">
            <text:p>0.0254328612</text:p>
          </table:table-cell>
        </table:table-row>
        <table:table-row table:style-name="ro1">
          <table:table-cell office:value-type="string" calcext:value-type="string">
            <text:p>Dettra, Scott</text:p>
          </table:table-cell>
          <table:table-cell office:value-type="float" office:value="0.0229279158470823" calcext:value-type="float">
            <text:p>0.0229279158</text:p>
          </table:table-cell>
        </table:table-row>
        <table:table-row table:style-name="ro1">
          <table:table-cell office:value-type="string" calcext:value-type="string">
            <text:p>Brook, Paige</text:p>
          </table:table-cell>
          <table:table-cell office:value-type="float" office:value="0.0201074923031286" calcext:value-type="float">
            <text:p>0.0201074923</text:p>
          </table:table-cell>
        </table:table-row>
        <table:table-row table:style-name="ro1">
          <table:table-cell office:value-type="string" calcext:value-type="string">
            <text:p>Gordon, Kenneth</text:p>
          </table:table-cell>
          <table:table-cell office:value-type="float" office:value="0.0201074923031286" calcext:value-type="float">
            <text:p>0.0201074923</text:p>
          </table:table-cell>
        </table:table-row>
        <table:table-row table:style-name="ro1">
          <table:table-cell office:value-type="string" calcext:value-type="string">
            <text:p>Schuster, Joseph</text:p>
          </table:table-cell>
          <table:table-cell office:value-type="float" office:value="0.0192547133077379" calcext:value-type="float">
            <text:p>0.0192547133</text:p>
          </table:table-cell>
        </table:table-row>
        <table:table-row table:style-name="ro1">
          <table:table-cell office:value-type="string" calcext:value-type="string">
            <text:p>Vacchiano, William</text:p>
          </table:table-cell>
          <table:table-cell office:value-type="float" office:value="0.0190059027754797" calcext:value-type="float">
            <text:p>0.0190059028</text:p>
          </table:table-cell>
        </table:table-row>
        <table:table-row table:style-name="ro1">
          <table:table-cell office:value-type="string" calcext:value-type="string">
            <text:p>Munroe, Lorne</text:p>
          </table:table-cell>
          <table:table-cell office:value-type="float" office:value="0.0185601116024708" calcext:value-type="float">
            <text:p>0.0185601116</text:p>
          </table:table-cell>
        </table:table-row>
        <table:table-row table:style-name="ro1">
          <table:table-cell office:value-type="string" calcext:value-type="string">
            <text:p>Ginsberg, Marc</text:p>
          </table:table-cell>
          <table:table-cell office:value-type="float" office:value="0.0183142804811769" calcext:value-type="float">
            <text:p>0.0183142805</text:p>
          </table:table-cell>
        </table:table-row>
        <table:table-row table:style-name="ro1">
          <table:table-cell office:value-type="string" calcext:value-type="string">
            <text:p>Carroll, Jon</text:p>
          </table:table-cell>
          <table:table-cell office:value-type="float" office:value="0.0180253142535141" calcext:value-type="float">
            <text:p>0.0180253143</text:p>
          </table:table-cell>
        </table:table-row>
        <table:table-row table:style-name="ro1">
          <table:table-cell office:value-type="string" calcext:value-type="string">
            <text:p>Polisi, William</text:p>
          </table:table-cell>
          <table:table-cell office:value-type="float" office:value="0.0179580384959917" calcext:value-type="float">
            <text:p>0.0179580385</text:p>
          </table:table-cell>
        </table:table-row>
        <table:table-row table:style-name="ro1">
          <table:table-cell office:value-type="string" calcext:value-type="string">
            <text:p>Gomberg, Harold</text:p>
          </table:table-cell>
          <table:table-cell office:value-type="float" office:value="0.016903202910837" calcext:value-type="float">
            <text:p>0.0169032029</text:p>
          </table:table-cell>
        </table:table-row>
        <table:table-row table:style-name="ro1">
          <table:table-cell office:value-type="string" calcext:value-type="string">
            <text:p>Chambers, James</text:p>
          </table:table-cell>
          <table:table-cell office:value-type="float" office:value="0.0164710230612626" calcext:value-type="float">
            <text:p>0.0164710231</text:p>
          </table:table-cell>
        </table:table-row>
        <table:table-row table:style-name="ro1">
          <table:table-cell office:value-type="string" calcext:value-type="string">
            <text:p>Lang, Morris</text:p>
          </table:table-cell>
          <table:table-cell office:value-type="float" office:value="0.0163676553680637" calcext:value-type="float">
            <text:p>0.0163676554</text:p>
          </table:table-cell>
        </table:table-row>
        <table:table-row table:style-name="ro1">
          <table:table-cell office:value-type="string" calcext:value-type="string">
            <text:p>Corigliano, John, Sr.</text:p>
          </table:table-cell>
          <table:table-cell office:value-type="float" office:value="0.0151398051030682" calcext:value-type="float">
            <text:p>0.0151398051</text:p>
          </table:table-cell>
        </table:table-row>
        <table:table-row table:style-name="ro1">
          <table:table-cell office:value-type="string" calcext:value-type="string">
            <text:p>Jaenicke, Bruno</text:p>
          </table:table-cell>
          <table:table-cell office:value-type="float" office:value="0.0145244265706763" calcext:value-type="float">
            <text:p>0.0145244266</text:p>
          </table:table-cell>
        </table:table-row>
        <table:table-row table:style-name="ro1">
          <table:table-cell office:value-type="string" calcext:value-type="string">
            <text:p>Levine, Duke</text:p>
          </table:table-cell>
          <table:table-cell office:value-type="float" office:value="0.0137237383360961" calcext:value-type="float">
            <text:p>0.0137237383</text:p>
          </table:table-cell>
        </table:table-row>
        <table:table-row table:style-name="ro1">
          <table:table-cell office:value-type="string" calcext:value-type="string">
            <text:p>Neubauer, Paul</text:p>
          </table:table-cell>
          <table:table-cell office:value-type="float" office:value="0.0126847874756654" calcext:value-type="float">
            <text:p>0.0126847875</text:p>
          </table:table-cell>
        </table:table-row>
        <table:table-row table:style-name="ro1">
          <table:table-cell office:value-type="string" calcext:value-type="string">
            <text:p>Kurthy, Zoltan</text:p>
          </table:table-cell>
          <table:table-cell office:value-type="float" office:value="0.0126105227901241" calcext:value-type="float">
            <text:p>0.0126105228</text:p>
          </table:table-cell>
        </table:table-row>
        <table:table-row table:style-name="ro1">
          <table:table-cell office:value-type="string" calcext:value-type="string">
            <text:p>Wummer, John</text:p>
          </table:table-cell>
          <table:table-cell office:value-type="float" office:value="0.0121844045048748" calcext:value-type="float">
            <text:p>0.0121844045</text:p>
          </table:table-cell>
        </table:table-row>
        <table:table-row table:style-name="ro1">
          <table:table-cell office:value-type="string" calcext:value-type="string">
            <text:p>McGinnis, Robert</text:p>
          </table:table-cell>
          <table:table-cell office:value-type="float" office:value="0.0118535638912069" calcext:value-type="float">
            <text:p>0.0118535639</text:p>
          </table:table-cell>
        </table:table-row>
        <table:table-row table:style-name="ro1">
          <table:table-cell office:value-type="string" calcext:value-type="string">
            <text:p>Greitzer, Sol</text:p>
          </table:table-cell>
          <table:table-cell office:value-type="float" office:value="0.011503034826319" calcext:value-type="float">
            <text:p>0.0115030348</text:p>
          </table:table-cell>
        </table:table-row>
        <table:table-row table:style-name="ro1">
          <table:table-cell office:value-type="string" calcext:value-type="string">
            <text:p>Bellison, Simeon</text:p>
          </table:table-cell>
          <table:table-cell office:value-type="float" office:value="0.0114031991953338" calcext:value-type="float">
            <text:p>0.0114031992</text:p>
          </table:table-cell>
        </table:table-row>
        <table:table-row table:style-name="ro1">
          <table:table-cell office:value-type="string" calcext:value-type="string">
            <text:p>Donovan, Peter</text:p>
          </table:table-cell>
          <table:table-cell office:value-type="float" office:value="0.01137371558882" calcext:value-type="float">
            <text:p>0.0113737156</text:p>
          </table:table-cell>
        </table:table-row>
        <table:table-row table:style-name="ro1">
          <table:table-cell office:value-type="string" calcext:value-type="string">
            <text:p>Saporito, James</text:p>
          </table:table-cell>
          <table:table-cell office:value-type="float" office:value="0.01137371558882" calcext:value-type="float">
            <text:p>0.0113737156</text:p>
          </table:table-cell>
        </table:table-row>
        <table:table-row table:style-name="ro1">
          <table:table-cell office:value-type="string" calcext:value-type="string">
            <text:p>Musiker, Lee</text:p>
          </table:table-cell>
          <table:table-cell office:value-type="float" office:value="0.01137371558882" calcext:value-type="float">
            <text:p>0.0113737156</text:p>
          </table:table-cell>
        </table:table-row>
        <table:table-row table:style-name="ro1">
          <table:table-cell office:value-type="string" calcext:value-type="string">
            <text:p>Lincer, William</text:p>
          </table:table-cell>
          <table:table-cell office:value-type="float" office:value="0.0112378794612933" calcext:value-type="float">
            <text:p>0.0112378795</text:p>
          </table:table-cell>
        </table:table-row>
        <table:table-row table:style-name="ro1">
          <table:table-cell office:value-type="string" calcext:value-type="string">
            <text:p>Kim, Michelle</text:p>
          </table:table-cell>
          <table:table-cell office:value-type="float" office:value="0.0107586937607492" calcext:value-type="float">
            <text:p>0.0107586938</text:p>
          </table:table-cell>
        </table:table-row>
        <table:table-row table:style-name="ro1">
          <table:table-cell office:value-type="string" calcext:value-type="string">
            <text:p>Gilbert, Alan</text:p>
          </table:table-cell>
          <table:table-cell office:value-type="float" office:value="0.0107586937607492" calcext:value-type="float">
            <text:p>0.0107586938</text:p>
          </table:table-cell>
        </table:table-row>
        <table:table-row table:style-name="ro1">
          <table:table-cell office:value-type="string" calcext:value-type="string">
            <text:p>De Rosa, Richard</text:p>
          </table:table-cell>
          <table:table-cell office:value-type="float" office:value="0.0107018702984348" calcext:value-type="float">
            <text:p>0.0107018703</text:p>
          </table:table-cell>
        </table:table-row>
        <table:table-row table:style-name="ro1">
          <table:table-cell office:value-type="string" calcext:value-type="string">
            <text:p>Meade, Dave</text:p>
          </table:table-cell>
          <table:table-cell office:value-type="float" office:value="0.0107018702984348" calcext:value-type="float">
            <text:p>0.0107018703</text:p>
          </table:table-cell>
        </table:table-row>
        <table:table-row table:style-name="ro1">
          <table:table-cell office:value-type="string" calcext:value-type="string">
            <text:p>Stevens, Lara</text:p>
          </table:table-cell>
          <table:table-cell office:value-type="float" office:value="0.0107018702984348" calcext:value-type="float">
            <text:p>0.0107018703</text:p>
          </table:table-cell>
        </table:table-row>
        <table:table-row table:style-name="ro1">
          <table:table-cell office:value-type="string" calcext:value-type="string">
            <text:p>Kay, Connie</text:p>
          </table:table-cell>
          <table:table-cell office:value-type="float" office:value="0.0107018702984348" calcext:value-type="float">
            <text:p>0.0107018703</text:p>
          </table:table-cell>
        </table:table-row>
        <table:table-row table:style-name="ro1">
          <table:table-cell office:value-type="string" calcext:value-type="string">
            <text:p>Harrell, Mack</text:p>
          </table:table-cell>
          <table:table-cell office:value-type="float" office:value="0.0100336663264421" calcext:value-type="float">
            <text:p>0.0100336663</text:p>
          </table:table-cell>
        </table:table-row>
        <table:table-row table:style-name="ro1">
          <table:table-cell office:value-type="string" calcext:value-type="string">
            <text:p>Kohon, Benjamin</text:p>
          </table:table-cell>
          <table:table-cell office:value-type="float" office:value="0.0097770581817941" calcext:value-type="float">
            <text:p>0.0097770582</text:p>
          </table:table-cell>
        </table:table-row>
        <table:table-row table:style-name="ro1">
          <table:table-cell office:value-type="string" calcext:value-type="string">
            <text:p>Druckman, Daniel</text:p>
          </table:table-cell>
          <table:table-cell office:value-type="float" office:value="0.00914119042866758" calcext:value-type="float">
            <text:p>0.0091411904</text:p>
          </table:table-cell>
        </table:table-row>
        <table:table-row table:style-name="ro1">
          <table:table-cell office:value-type="string" calcext:value-type="string">
            <text:p>Underwood, Keith</text:p>
          </table:table-cell>
          <table:table-cell office:value-type="float" office:value="0.00899767188556563" calcext:value-type="float">
            <text:p>0.0089976719</text:p>
          </table:table-cell>
        </table:table-row>
        <table:table-row table:style-name="ro1">
          <table:table-cell office:value-type="string" calcext:value-type="string">
            <text:p>Rollings, Matt</text:p>
          </table:table-cell>
          <table:table-cell office:value-type="float" office:value="0.00875974378345131" calcext:value-type="float">
            <text:p>0.0087597438</text:p>
          </table:table-cell>
        </table:table-row>
        <table:table-row table:style-name="ro1">
          <table:table-cell office:value-type="string" calcext:value-type="string">
            <text:p>Varga, Laszlo</text:p>
          </table:table-cell>
          <table:table-cell office:value-type="float" office:value="0.00859442404941078" calcext:value-type="float">
            <text:p>0.008594424</text:p>
          </table:table-cell>
        </table:table-row>
        <table:table-row table:style-name="ro1">
          <table:table-cell office:value-type="string" calcext:value-type="string">
            <text:p>Wallenstein, Alfred</text:p>
          </table:table-cell>
          <table:table-cell office:value-type="float" office:value="0.00788577103611608" calcext:value-type="float">
            <text:p>0.007885771</text:p>
          </table:table-cell>
        </table:table-row>
        <table:table-row table:style-name="ro1">
          <table:table-cell office:value-type="string" calcext:value-type="string">
            <text:p>DeLoach, Marcus</text:p>
          </table:table-cell>
          <table:table-cell office:value-type="float" office:value="0.00768000226077348" calcext:value-type="float">
            <text:p>0.0076800023</text:p>
          </table:table-cell>
        </table:table-row>
        <table:table-row table:style-name="ro1">
          <table:table-cell office:value-type="string" calcext:value-type="string">
            <text:p>Nazzi, Michel</text:p>
          </table:table-cell>
          <table:table-cell office:value-type="float" office:value="0.00763032560680104" calcext:value-type="float">
            <text:p>0.0076303256</text:p>
          </table:table-cell>
        </table:table-row>
        <table:table-row table:style-name="ro1">
          <table:table-cell office:value-type="string" calcext:value-type="string">
            <text:p>Robbins, Gerald</text:p>
          </table:table-cell>
          <table:table-cell office:value-type="float" office:value="0.0075555867204277" calcext:value-type="float">
            <text:p>0.0075555867</text:p>
          </table:table-cell>
        </table:table-row>
        <table:table-row table:style-name="ro1">
          <table:table-cell office:value-type="string" calcext:value-type="string">
            <text:p>Schola Cantorum of NY</text:p>
          </table:table-cell>
          <table:table-cell office:value-type="float" office:value="0.00721042582568966" calcext:value-type="float">
            <text:p>0.0072104258</text:p>
          </table:table-cell>
        </table:table-row>
        <table:table-row table:style-name="ro1">
          <table:table-cell office:value-type="string" calcext:value-type="string">
            <text:p>Rose, Leonard</text:p>
          </table:table-cell>
          <table:table-cell office:value-type="float" office:value="0.00715233888427285" calcext:value-type="float">
            <text:p>0.0071523389</text:p>
          </table:table-cell>
        </table:table-row>
        <table:table-row table:style-name="ro1">
          <table:table-cell office:value-type="string" calcext:value-type="string">
            <text:p>Rosenker, Michael</text:p>
          </table:table-cell>
          <table:table-cell office:value-type="float" office:value="0.00715233888427285" calcext:value-type="float">
            <text:p>0.0071523389</text:p>
          </table:table-cell>
        </table:table-row>
        <table:table-row table:style-name="ro1">
          <table:table-cell office:value-type="string" calcext:value-type="string">
            <text:p>Okamoto, Satoshi</text:p>
          </table:table-cell>
          <table:table-cell office:value-type="float" office:value="0.00703155942919656" calcext:value-type="float">
            <text:p>0.0070315594</text:p>
          </table:table-cell>
        </table:table-row>
        <table:table-row table:style-name="ro1">
          <table:table-cell office:value-type="string" calcext:value-type="string">
            <text:p>Chorus of the Mariinsky Theatre</text:p>
          </table:table-cell>
          <table:table-cell office:value-type="float" office:value="0.00683649442819993" calcext:value-type="float">
            <text:p>0.0068364944</text:p>
          </table:table-cell>
        </table:table-row>
        <table:table-row table:style-name="ro1">
          <table:table-cell office:value-type="string" calcext:value-type="string">
            <text:p>Sykes, Jubilant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Johnson, Dean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Kuney, Scott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Engle, Lori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Heath, Percy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Carrington, Terri Lynne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Namen, William</text:p>
          </table:table-cell>
          <table:table-cell office:value-type="float" office:value="0.00590565233944214" calcext:value-type="float">
            <text:p>0.0059056523</text:p>
          </table:table-cell>
        </table:table-row>
        <table:table-row table:style-name="ro1">
          <table:table-cell office:value-type="string" calcext:value-type="string">
            <text:p>Thomanerchor Leipzig</text:p>
          </table:table-cell>
          <table:table-cell office:value-type="float" office:value="0.00587557345317547" calcext:value-type="float">
            <text:p>0.0058755735</text:p>
          </table:table-cell>
        </table:table-row>
        <table:table-row table:style-name="ro1">
          <table:table-cell office:value-type="string" calcext:value-type="string">
            <text:p>Webb, Carol</text:p>
          </table:table-cell>
          <table:table-cell office:value-type="float" office:value="0.00587557345317547" calcext:value-type="float">
            <text:p>0.0058755735</text:p>
          </table:table-cell>
        </table:table-row>
        <table:table-row table:style-name="ro1">
          <table:table-cell office:value-type="string" calcext:value-type="string">
            <text:p>Westminster Symphonic Choir</text:p>
          </table:table-cell>
          <table:table-cell office:value-type="float" office:value="0.00576834066055173" calcext:value-type="float">
            <text:p>0.0057683407</text:p>
          </table:table-cell>
        </table:table-row>
        <table:table-row table:style-name="ro1">
          <table:table-cell office:value-type="string" calcext:value-type="string">
            <text:p>Olsen, Stanford</text:p>
          </table:table-cell>
          <table:table-cell office:value-type="float" office:value="0.00503206562060192" calcext:value-type="float">
            <text:p>0.0050320656</text:p>
          </table:table-cell>
        </table:table-row>
        <table:table-row table:style-name="ro1">
          <table:table-cell office:value-type="string" calcext:value-type="string">
            <text:p>Takebe, Yoko</text:p>
          </table:table-cell>
          <table:table-cell office:value-type="float" office:value="0.00503206562060192" calcext:value-type="float">
            <text:p>0.0050320656</text:p>
          </table:table-cell>
        </table:table-row>
        <table:table-row table:style-name="ro1">
          <table:table-cell office:value-type="string" calcext:value-type="string">
            <text:p>Crooks, Richard</text:p>
          </table:table-cell>
          <table:table-cell office:value-type="float" office:value="0.00497113579107853" calcext:value-type="float">
            <text:p>0.0049711358</text:p>
          </table:table-cell>
        </table:table-row>
        <table:table-row table:style-name="ro1">
          <table:table-cell office:value-type="string" calcext:value-type="string">
            <text:p>Pollain, Rene</text:p>
          </table:table-cell>
          <table:table-cell office:value-type="float" office:value="0.00476981353233179" calcext:value-type="float">
            <text:p>0.0047698135</text:p>
          </table:table-cell>
        </table:table-row>
        <table:table-row table:style-name="ro1">
          <table:table-cell office:value-type="string" calcext:value-type="string">
            <text:p>Gottlieb, Gordon</text:p>
          </table:table-cell>
          <table:table-cell office:value-type="float" office:value="0.00459611900016259" calcext:value-type="float">
            <text:p>0.004596119</text:p>
          </table:table-cell>
        </table:table-row>
        <table:table-row table:style-name="ro1">
          <table:table-cell office:value-type="string" calcext:value-type="string">
            <text:p>Kalish, Gilbert</text:p>
          </table:table-cell>
          <table:table-cell office:value-type="float" office:value="0.00452766544202179" calcext:value-type="float">
            <text:p>0.0045276654</text:p>
          </table:table-cell>
        </table:table-row>
        <table:table-row table:style-name="ro1">
          <table:table-cell office:value-type="string" calcext:value-type="string">
            <text:p>Borg, Julianne</text:p>
          </table:table-cell>
          <table:table-cell office:value-type="float" office:value="0.00446395320279923" calcext:value-type="float">
            <text:p>0.0044639532</text:p>
          </table:table-cell>
        </table:table-row>
        <table:table-row table:style-name="ro1">
          <table:table-cell office:value-type="string" calcext:value-type="string">
            <text:p>Tu, Qiang</text:p>
          </table:table-cell>
          <table:table-cell office:value-type="float" office:value="0.00446395320279923" calcext:value-type="float">
            <text:p>0.0044639532</text:p>
          </table:table-cell>
        </table:table-row>
        <table:table-row table:style-name="ro1">
          <table:table-cell office:value-type="string" calcext:value-type="string">
            <text:p>Baer, Alan</text:p>
          </table:table-cell>
          <table:table-cell office:value-type="float" office:value="0.00446395320279923" calcext:value-type="float">
            <text:p>0.0044639532</text:p>
          </table:table-cell>
        </table:table-row>
        <table:table-row table:style-name="ro1">
          <table:table-cell office:value-type="string" calcext:value-type="string">
            <text:p>Camerata Singers, The</text:p>
          </table:table-cell>
          <table:table-cell office:value-type="float" office:value="0.00432625549541379" calcext:value-type="float">
            <text:p>0.0043262555</text:p>
          </table:table-cell>
        </table:table-row>
        <table:table-row table:style-name="ro1">
          <table:table-cell office:value-type="string" calcext:value-type="string">
            <text:p>Griffey, Anthony Dean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Erskine, Peter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Gilbert, Jane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Charlap, Bill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Alvary, Lorenzo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Wesby, Carla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Jackson, Milt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Hubbard, Tom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Moscona, Nicola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Rogers, Reuben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Schulz, Leo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Joo, Hyung-ki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Montanaro, Tony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Dworsky, Richard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Dadmun, Royal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Haines, LeRoy (Roy)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Orfeon Donostiarria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Reiff, Anton, Sr.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Philharmonic Chorus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Vichey, Luben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Marsalis, Wynton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Thomas, Russell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Charlston, Erik</text:p>
          </table:table-cell>
          <table:table-cell office:value-type="float" office:value="0.00315403383502466" calcext:value-type="float">
            <text:p>0.0031540338</text:p>
          </table:table-cell>
        </table:table-row>
        <table:table-row table:style-name="ro1">
          <table:table-cell office:value-type="string" calcext:value-type="string">
            <text:p>Petrenko, Mikhail</text:p>
          </table:table-cell>
          <table:table-cell office:value-type="float" office:value="0.0030218680376613" calcext:value-type="float">
            <text:p>0.003021868</text:p>
          </table:table-cell>
        </table:table-row>
        <table:table-row table:style-name="ro1">
          <table:table-cell office:value-type="string" calcext:value-type="string">
            <text:p>Kastner, Alfred</text:p>
          </table:table-cell>
          <table:table-cell office:value-type="float" office:value="0.0030218680376613" calcext:value-type="float">
            <text:p>0.003021868</text:p>
          </table:table-cell>
        </table:table-row>
        <table:table-row table:style-name="ro1">
          <table:table-cell office:value-type="string" calcext:value-type="string">
            <text:p>Labate, Bruno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Pogany, Imre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Lloyd, David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Bos, Coenraad V.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Wadsworth, Charles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Walter, Bruno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Paur, Emil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Elliott, Kristine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Fitch, Douglas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Estrin, Harvey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Anastasio, Trey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Parks, Melissa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Bloom, Joshua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Pauley, Wilbur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Taylor, Clifton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Nelson, Judith</text:p>
          </table:table-cell>
          <table:table-cell office:value-type="float" office:value="0.00214789529032605" calcext:value-type="float">
            <text:p>0.0021478953</text:p>
          </table:table-cell>
        </table:table-row>
        <table:table-row table:style-name="ro1">
          <table:table-cell office:value-type="string" calcext:value-type="string">
            <text:p>Deane, Richard</text:p>
          </table:table-cell>
          <table:table-cell office:value-type="float" office:value="0.00214789529032605" calcext:value-type="float">
            <text:p>0.0021478953</text:p>
          </table:table-cell>
        </table:table-row>
        <table:table-row table:style-name="ro1">
          <table:table-cell office:value-type="string" calcext:value-type="string">
            <text:p>Barzin, Leon</text:p>
          </table:table-cell>
          <table:table-cell office:value-type="float" office:value="0.00214789529032605" calcext:value-type="float">
            <text:p>0.0021478953</text:p>
          </table:table-cell>
        </table:table-row>
        <table:table-row table:style-name="ro1">
          <table:table-cell office:value-type="string" calcext:value-type="string">
            <text:p>Marshall, Wendell</text:p>
          </table:table-cell>
          <table:table-cell office:value-type="float" office:value="0.00214789529032605" calcext:value-type="float">
            <text:p>0.0021478953</text:p>
          </table:table-cell>
        </table:table-row>
        <table:table-row table:style-name="ro1">
          <table:table-cell office:value-type="string" calcext:value-type="string">
            <text:p>Shaughnessy, Ed</text:p>
          </table:table-cell>
          <table:table-cell office:value-type="float" office:value="0.00214789529032605" calcext:value-type="float">
            <text:p>0.0021478953</text:p>
          </table:table-cell>
        </table:table-row>
        <table:table-row table:style-name="ro1">
          <table:table-cell office:value-type="string" calcext:value-type="string">
            <text:p>Markert, Annett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Douglas, Jerr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Phillips, Mar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Hain, William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aker, Juliu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imon, Fion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tone, William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ulligan Quartet, The Gerr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O'Donovan, Aoif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emp, Eri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ewis, Joh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tritch, Bill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Cobb, Kevi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udo, Sumir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zantho, Enid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ipton, Marth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arozzi, Socrat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artin, Pete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a Porta, Joh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Pinter, Brigitt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Ely, Dea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Igudesman, Alekse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arle, Theo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aule, Michael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olognini, Remo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DiGiallonardo , Christin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ange, Han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ruglikov, Marin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Van Vliet, Corneliu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erritt, Tift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Wiese, Frederick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Colvin, Shaw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ucas, Georg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Watson, Jea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Cheek, Joh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Vinay, Ramo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Rashkis, Theres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Duncan, Todd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Nansteel, Deborah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organ State University Choi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owe, Jack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New York Philharmonic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immons, E. Romayn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Fontana, Santino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Fizdale, Robert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Golde, Walter H.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Robertson, Ra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Gunn, Natha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a Forge, Frank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Townsend, Ruth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amonsky, Andrew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Harris, Victo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All-City Singer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Hoff, Anto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allard, Eri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amb, Joh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agario, Tomiko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Apollo Club Choru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Van Lier, Lina Coe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Janaushek, William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Casadesus, Gab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Parnas, Lesli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erry, Walte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ipson Bell, Heathe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Victor, Idar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chumann, Met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Ax, Emanuel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Wang, Lind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Rupp, Franz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ahane, Jeffre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arsson, Ann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ewis, Richard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ach Choir of Montclai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Roberts, Georg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Foster, David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Nambeesan, Sreedhara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Gange, Frase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unwald, Ernst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alhor, Kayha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Groban, Josh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ann, Robert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D'Amboise, Jacque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mith, Harold Osbor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Carpenter, Mary Chap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rn, Ni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astro, Mish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oyd, Margar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g, Lia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r, Nad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r, Joh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di, Scipi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Nair, Sylv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h, Jer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jan, Tati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s, Joh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ligan, G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var, 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end, Franc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evin, Rob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rn Jazz Quart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ez, Margar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zot, Pau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k, Barba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hrane, Elean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ccio, Ma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ber, Elean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tle, Kathle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ermott, K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eves, Dia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st, Isabe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erke, Christ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udesman &amp; J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stein, Leon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e, Patric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illor, Garri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ill, Stua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a, Franc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urel, Jen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don, Geor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rester, Maure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m, Myung-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riman, N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celli, And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le, John A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te, Ben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n, Bet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cone, Mar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tch, Nath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rd, Thom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phy, Heidi Gr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ler, Mart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zger, Ottil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a, Theod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der, Geor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nay, Astr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tresser, Jea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, Yo-Y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sdorf, Eth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zz at Lincoln Center Orchest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hberg, Elisabe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tzer, Susa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gger, Jan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h, Welling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lp, Jul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temore, Arth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States Marine Drum and Bugle Cor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dica, Lill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nes, La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, Arth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hardt, El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lett, Eth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a, Ke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gen, Judi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rr, Friedr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wens, Er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umann-Heink, Ernest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e, Bets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chenko, Alexan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pham, David Sc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shka, Pa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es, S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f, Beverl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, My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yssinian Sanctuary Cho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ez, Jo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rt, Mela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son, Lou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s, Leon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nd, Rodn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mm, Dona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instein Club Chor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nes, Sherr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wer, Christ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eckgold, Gre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fel, Bry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man, Gerald K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yo, Marti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stad, Oli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ne, Marily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za, Ez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adesus, Rob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son, Mariet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edo, Jai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egel, Kenne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ns, Edi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dwig, Chris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man, Ja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rley-Quirk, Joh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son, Willi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oyd, Rob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s, Jerem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bhard, Heinr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n-Julson, Phyll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net, Nicho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on, Ma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hloff, Ro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way, J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binova, An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staff, Joh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ral, Elizabe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doe, Dan F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ski, Raymo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e, Tru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ppet, Cla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beth, 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nlee, Joh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ier, Waltrau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van, Cherpullesse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 Cecco, Enr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mer, A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man, Rona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el, Martine V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kby-Lunn, Loui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aetani, J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, Josh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ma, Ma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illiard String Quart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den, Melis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fried, Irmg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oni, R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on, Benjam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sief, Kelley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igenvector Centrality</text:p>
          </table:table-cell>
        </table:table-row>
        <table:table-row table:style-name="ro1">
          <table:table-cell office:value-type="string" calcext:value-type="string">
            <text:p>Tritle, K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ske, Erik</text:p>
          </table:table-cell>
          <table:table-cell office:value-type="float" office:value="0.810750406594923" calcext:value-type="float">
            <text:p>0.8107504066</text:p>
          </table:table-cell>
        </table:table-row>
        <table:table-row table:style-name="ro1">
          <table:table-cell office:value-type="string" calcext:value-type="string">
            <text:p>Myers, Philip</text:p>
          </table:table-cell>
          <table:table-cell office:value-type="float" office:value="0.72149791726364" calcext:value-type="float">
            <text:p>0.7214979173</text:p>
          </table:table-cell>
        </table:table-row>
        <table:table-row table:style-name="ro1">
          <table:table-cell office:value-type="string" calcext:value-type="string">
            <text:p>Carabella, John</text:p>
          </table:table-cell>
          <table:table-cell office:value-type="float" office:value="0.681043607967436" calcext:value-type="float">
            <text:p>0.681043608</text:p>
          </table:table-cell>
        </table:table-row>
        <table:table-row table:style-name="ro1">
          <table:table-cell office:value-type="string" calcext:value-type="string">
            <text:p>Alessi, Joseph</text:p>
          </table:table-cell>
          <table:table-cell office:value-type="float" office:value="0.663599422288134" calcext:value-type="float">
            <text:p>0.6635994223</text:p>
          </table:table-cell>
        </table:table-row>
        <table:table-row table:style-name="ro1">
          <table:table-cell office:value-type="string" calcext:value-type="string">
            <text:p>Darlington, Dorothy</text:p>
          </table:table-cell>
          <table:table-cell office:value-type="float" office:value="0.613895901601596" calcext:value-type="float">
            <text:p>0.6138959016</text:p>
          </table:table-cell>
        </table:table-row>
        <table:table-row table:style-name="ro1">
          <table:table-cell office:value-type="string" calcext:value-type="string">
            <text:p>LeClair, Judith</text:p>
          </table:table-cell>
          <table:table-cell office:value-type="float" office:value="0.583526880366817" calcext:value-type="float">
            <text:p>0.5835268804</text:p>
          </table:table-cell>
        </table:table-row>
        <table:table-row table:style-name="ro1">
          <table:table-cell office:value-type="string" calcext:value-type="string">
            <text:p>Davidoff, Judith</text:p>
          </table:table-cell>
          <table:table-cell office:value-type="float" office:value="0.577330400673729" calcext:value-type="float">
            <text:p>0.5773304007</text:p>
          </table:table-cell>
        </table:table-row>
        <table:table-row table:style-name="ro1">
          <table:table-cell office:value-type="string" calcext:value-type="string">
            <text:p>Deak, Jon</text:p>
          </table:table-cell>
          <table:table-cell office:value-type="float" office:value="0.566435308928737" calcext:value-type="float">
            <text:p>0.5664353089</text:p>
          </table:table-cell>
        </table:table-row>
        <table:table-row table:style-name="ro1">
          <table:table-cell office:value-type="string" calcext:value-type="string">
            <text:p>Party, Lionel</text:p>
          </table:table-cell>
          <table:table-cell office:value-type="float" office:value="0.543356016377303" calcext:value-type="float">
            <text:p>0.5433560164</text:p>
          </table:table-cell>
        </table:table-row>
        <table:table-row table:style-name="ro1">
          <table:table-cell office:value-type="string" calcext:value-type="string">
            <text:p>Kossoff, David</text:p>
          </table:table-cell>
          <table:table-cell office:value-type="float" office:value="0.532685683450551" calcext:value-type="float">
            <text:p>0.5326856835</text:p>
          </table:table-cell>
        </table:table-row>
        <table:table-row table:style-name="ro1">
          <table:table-cell office:value-type="string" calcext:value-type="string">
            <text:p>Bial, Bert</text:p>
          </table:table-cell>
          <table:table-cell office:value-type="float" office:value="0.512553919502767" calcext:value-type="float">
            <text:p>0.5125539195</text:p>
          </table:table-cell>
        </table:table-row>
        <table:table-row table:style-name="ro1">
          <table:table-cell office:value-type="string" calcext:value-type="string">
            <text:p>Carroll, David</text:p>
          </table:table-cell>
          <table:table-cell office:value-type="float" office:value="0.453755357407671" calcext:value-type="float">
            <text:p>0.4537553574</text:p>
          </table:table-cell>
        </table:table-row>
        <table:table-row table:style-name="ro1">
          <table:table-cell office:value-type="string" calcext:value-type="string">
            <text:p>Brey, Carter</text:p>
          </table:table-cell>
          <table:table-cell office:value-type="float" office:value="0.443491474556693" calcext:value-type="float">
            <text:p>0.4434914746</text:p>
          </table:table-cell>
        </table:table-row>
        <table:table-row table:style-name="ro1">
          <table:table-cell office:value-type="string" calcext:value-type="string">
            <text:p>Levinson, Eugene</text:p>
          </table:table-cell>
          <table:table-cell office:value-type="float" office:value="0.426527383507243" calcext:value-type="float">
            <text:p>0.4265273835</text:p>
          </table:table-cell>
        </table:table-row>
        <table:table-row table:style-name="ro1">
          <table:table-cell office:value-type="string" calcext:value-type="string">
            <text:p>Stacy, Thomas</text:p>
          </table:table-cell>
          <table:table-cell office:value-type="float" office:value="0.425781437395798" calcext:value-type="float">
            <text:p>0.4257814374</text:p>
          </table:table-cell>
        </table:table-row>
        <table:table-row table:style-name="ro1">
          <table:table-cell office:value-type="string" calcext:value-type="string">
            <text:p>Wingreen, Harriet</text:p>
          </table:table-cell>
          <table:table-cell office:value-type="float" office:value="0.40174365681367" calcext:value-type="float">
            <text:p>0.4017436568</text:p>
          </table:table-cell>
        </table:table-row>
        <table:table-row table:style-name="ro1">
          <table:table-cell office:value-type="string" calcext:value-type="string">
            <text:p>De Intinis, Rainer</text:p>
          </table:table-cell>
          <table:table-cell office:value-type="float" office:value="0.337558548910803" calcext:value-type="float">
            <text:p>0.3375585489</text:p>
          </table:table-cell>
        </table:table-row>
        <table:table-row table:style-name="ro1">
          <table:table-cell office:value-type="string" calcext:value-type="string">
            <text:p>Freeman, Stephen</text:p>
          </table:table-cell>
          <table:table-cell office:value-type="float" office:value="0.337431418812261" calcext:value-type="float">
            <text:p>0.3374314188</text:p>
          </table:table-cell>
        </table:table-row>
        <table:table-row table:style-name="ro1">
          <table:table-cell office:value-type="string" calcext:value-type="string">
            <text:p>Stepansky, Alan</text:p>
          </table:table-cell>
          <table:table-cell office:value-type="float" office:value="0.33250803210277" calcext:value-type="float">
            <text:p>0.3325080321</text:p>
          </table:table-cell>
        </table:table-row>
        <table:table-row table:style-name="ro1">
          <table:table-cell office:value-type="string" calcext:value-type="string">
            <text:p>Alessi, Joseph</text:p>
          </table:table-cell>
          <table:table-cell office:value-type="float" office:value="0.310653206519466" calcext:value-type="float">
            <text:p>0.3106532065</text:p>
          </table:table-cell>
        </table:table-row>
        <table:table-row table:style-name="ro1">
          <table:table-cell office:value-type="string" calcext:value-type="string">
            <text:p>Simenauer, Peter</text:p>
          </table:table-cell>
          <table:table-cell office:value-type="float" office:value="0.288266913554749" calcext:value-type="float">
            <text:p>0.2882669136</text:p>
          </table:table-cell>
        </table:table-row>
        <table:table-row table:style-name="ro1">
          <table:table-cell office:value-type="string" calcext:value-type="string">
            <text:p>Finlayson, David</text:p>
          </table:table-cell>
          <table:table-cell office:value-type="float" office:value="0.277705939497416" calcext:value-type="float">
            <text:p>0.2777059395</text:p>
          </table:table-cell>
        </table:table-row>
        <table:table-row table:style-name="ro1">
          <table:table-cell office:value-type="string" calcext:value-type="string">
            <text:p>Wall, Howard</text:p>
          </table:table-cell>
          <table:table-cell office:value-type="float" office:value="0.264873032257956" calcext:value-type="float">
            <text:p>0.2648730323</text:p>
          </table:table-cell>
        </table:table-row>
        <table:table-row table:style-name="ro1">
          <table:table-cell office:value-type="string" calcext:value-type="string">
            <text:p>Kaufman, Mindy</text:p>
          </table:table-cell>
          <table:table-cell office:value-type="float" office:value="0.260499502827021" calcext:value-type="float">
            <text:p>0.2604995028</text:p>
          </table:table-cell>
        </table:table-row>
        <table:table-row table:style-name="ro1">
          <table:table-cell office:value-type="string" calcext:value-type="string">
            <text:p>Drucker, Stanley</text:p>
          </table:table-cell>
          <table:table-cell office:value-type="float" office:value="0.258914078289843" calcext:value-type="float">
            <text:p>0.2589140783</text:p>
          </table:table-cell>
        </table:table-row>
        <table:table-row table:style-name="ro1">
          <table:table-cell office:value-type="string" calcext:value-type="string">
            <text:p>Deck, Warren</text:p>
          </table:table-cell>
          <table:table-cell office:value-type="float" office:value="0.257427119869561" calcext:value-type="float">
            <text:p>0.2574271199</text:p>
          </table:table-cell>
        </table:table-row>
        <table:table-row table:style-name="ro1">
          <table:table-cell office:value-type="string" calcext:value-type="string">
            <text:p>Spanjer, R. Allen</text:p>
          </table:table-cell>
          <table:table-cell office:value-type="float" office:value="0.248805262763362" calcext:value-type="float">
            <text:p>0.2488052628</text:p>
          </table:table-cell>
        </table:table-row>
        <table:table-row table:style-name="ro1">
          <table:table-cell office:value-type="string" calcext:value-type="string">
            <text:p>Sylar, Sherry</text:p>
          </table:table-cell>
          <table:table-cell office:value-type="float" office:value="0.238841596538832" calcext:value-type="float">
            <text:p>0.2388415965</text:p>
          </table:table-cell>
        </table:table-row>
        <table:table-row table:style-name="ro1">
          <table:table-cell office:value-type="string" calcext:value-type="string">
            <text:p>Bordignon, Paolo</text:p>
          </table:table-cell>
          <table:table-cell office:value-type="float" office:value="0.228090636981956" calcext:value-type="float">
            <text:p>0.228090637</text:p>
          </table:table-cell>
        </table:table-row>
        <table:table-row table:style-name="ro1">
          <table:table-cell office:value-type="string" calcext:value-type="string">
            <text:p>Harwood, Donald</text:p>
          </table:table-cell>
          <table:table-cell office:value-type="float" office:value="0.215076495133836" calcext:value-type="float">
            <text:p>0.2150764951</text:p>
          </table:table-cell>
        </table:table-row>
        <table:table-row table:style-name="ro1">
          <table:table-cell office:value-type="string" calcext:value-type="string">
            <text:p>Facenda, Aubrey</text:p>
          </table:table-cell>
          <table:table-cell office:value-type="float" office:value="0.205325528084437" calcext:value-type="float">
            <text:p>0.2053255281</text:p>
          </table:table-cell>
        </table:table-row>
        <table:table-row table:style-name="ro1">
          <table:table-cell office:value-type="string" calcext:value-type="string">
            <text:p>Penzarella, Vincent</text:p>
          </table:table-cell>
          <table:table-cell office:value-type="float" office:value="0.182284442196281" calcext:value-type="float">
            <text:p>0.1822844422</text:p>
          </table:table-cell>
        </table:table-row>
        <table:table-row table:style-name="ro1">
          <table:table-cell office:value-type="string" calcext:value-type="string">
            <text:p>Schaeffer, John</text:p>
          </table:table-cell>
          <table:table-cell office:value-type="float" office:value="0.181545078714941" calcext:value-type="float">
            <text:p>0.1815450787</text:p>
          </table:table-cell>
        </table:table-row>
        <table:table-row table:style-name="ro1">
          <table:table-cell office:value-type="string" calcext:value-type="string">
            <text:p>Robinson, Joseph</text:p>
          </table:table-cell>
          <table:table-cell office:value-type="float" office:value="0.172602519487529" calcext:value-type="float">
            <text:p>0.1726025195</text:p>
          </table:table-cell>
        </table:table-row>
        <table:table-row table:style-name="ro1">
          <table:table-cell office:value-type="string" calcext:value-type="string">
            <text:p>Laskowski, Kim</text:p>
          </table:table-cell>
          <table:table-cell office:value-type="float" office:value="0.165457482324433" calcext:value-type="float">
            <text:p>0.1654574823</text:p>
          </table:table-cell>
        </table:table-row>
        <table:table-row table:style-name="ro1">
          <table:table-cell office:value-type="string" calcext:value-type="string">
            <text:p>Sullivan, Robert</text:p>
          </table:table-cell>
          <table:table-cell office:value-type="float" office:value="0.159012287488302" calcext:value-type="float">
            <text:p>0.1590122875</text:p>
          </table:table-cell>
        </table:table-row>
        <table:table-row table:style-name="ro1">
          <table:table-cell office:value-type="string" calcext:value-type="string">
            <text:p>Wilt, James</text:p>
          </table:table-cell>
          <table:table-cell office:value-type="float" office:value="0.159012287488302" calcext:value-type="float">
            <text:p>0.1590122875</text:p>
          </table:table-cell>
        </table:table-row>
        <table:table-row table:style-name="ro1">
          <table:table-cell office:value-type="string" calcext:value-type="string">
            <text:p>Dallessio, Richard</text:p>
          </table:table-cell>
          <table:table-cell office:value-type="float" office:value="0.143211111292224" calcext:value-type="float">
            <text:p>0.1432111113</text:p>
          </table:table-cell>
        </table:table-row>
        <table:table-row table:style-name="ro1">
          <table:table-cell office:value-type="string" calcext:value-type="string">
            <text:p>Jacobs, Paul</text:p>
          </table:table-cell>
          <table:table-cell office:value-type="float" office:value="0.133977069294503" calcext:value-type="float">
            <text:p>0.1339770693</text:p>
          </table:table-cell>
        </table:table-row>
        <table:table-row table:style-name="ro1">
          <table:table-cell office:value-type="string" calcext:value-type="string">
            <text:p>Ikuma, Keisuke</text:p>
          </table:table-cell>
          <table:table-cell office:value-type="float" office:value="0.1325990939812" calcext:value-type="float">
            <text:p>0.132599094</text:p>
          </table:table-cell>
        </table:table-row>
        <table:table-row table:style-name="ro1">
          <table:table-cell office:value-type="string" calcext:value-type="string">
            <text:p>Moon, Eileen</text:p>
          </table:table-cell>
          <table:table-cell office:value-type="float" office:value="0.13170426085312" calcext:value-type="float">
            <text:p>0.1317042609</text:p>
          </table:table-cell>
        </table:table-row>
        <table:table-row table:style-name="ro1">
          <table:table-cell office:value-type="string" calcext:value-type="string">
            <text:p>Hindell, Leonard</text:p>
          </table:table-cell>
          <table:table-cell office:value-type="float" office:value="0.131306484922269" calcext:value-type="float">
            <text:p>0.1313064849</text:p>
          </table:table-cell>
        </table:table-row>
        <table:table-row table:style-name="ro1">
          <table:table-cell office:value-type="string" calcext:value-type="string">
            <text:p>Botti, Robert</text:p>
          </table:table-cell>
          <table:table-cell office:value-type="float" office:value="0.128162941922691" calcext:value-type="float">
            <text:p>0.1281629419</text:p>
          </table:table-cell>
        </table:table-row>
        <table:table-row table:style-name="ro1">
          <table:table-cell office:value-type="string" calcext:value-type="string">
            <text:p>Rex, Charles</text:p>
          </table:table-cell>
          <table:table-cell office:value-type="float" office:value="0.120398315055313" calcext:value-type="float">
            <text:p>0.1203983151</text:p>
          </table:table-cell>
        </table:table-row>
        <table:table-row table:style-name="ro1">
          <table:table-cell office:value-type="string" calcext:value-type="string">
            <text:p>Hansen, Dionne</text:p>
          </table:table-cell>
          <table:table-cell office:value-type="float" office:value="0.120398315055313" calcext:value-type="float">
            <text:p>0.1203983151</text:p>
          </table:table-cell>
        </table:table-row>
        <table:table-row table:style-name="ro1">
          <table:table-cell office:value-type="string" calcext:value-type="string">
            <text:p>Raver, Leonard</text:p>
          </table:table-cell>
          <table:table-cell office:value-type="float" office:value="0.120398315055313" calcext:value-type="float">
            <text:p>0.1203983151</text:p>
          </table:table-cell>
        </table:table-row>
        <table:table-row table:style-name="ro1">
          <table:table-cell office:value-type="string" calcext:value-type="string">
            <text:p>Nye, Roger</text:p>
          </table:table-cell>
          <table:table-cell office:value-type="float" office:value="0.119656886777606" calcext:value-type="float">
            <text:p>0.1196568868</text:p>
          </table:table-cell>
        </table:table-row>
        <table:table-row table:style-name="ro1">
          <table:table-cell office:value-type="string" calcext:value-type="string">
            <text:p>Ashby, Jerome</text:p>
          </table:table-cell>
          <table:table-cell office:value-type="float" office:value="0.119358849201578" calcext:value-type="float">
            <text:p>0.1193588492</text:p>
          </table:table-cell>
        </table:table-row>
        <table:table-row table:style-name="ro1">
          <table:table-cell office:value-type="string" calcext:value-type="string">
            <text:p>Phelps, Cynthia</text:p>
          </table:table-cell>
          <table:table-cell office:value-type="float" office:value="0.107116617249695" calcext:value-type="float">
            <text:p>0.1071166172</text:p>
          </table:table-cell>
        </table:table-row>
        <table:table-row table:style-name="ro1">
          <table:table-cell office:value-type="string" calcext:value-type="string">
            <text:p>Herman, Edward, Jr.</text:p>
          </table:table-cell>
          <table:table-cell office:value-type="float" office:value="0.0779657176446408" calcext:value-type="float">
            <text:p>0.0779657176</text:p>
          </table:table-cell>
        </table:table-row>
        <table:table-row table:style-name="ro1">
          <table:table-cell office:value-type="string" calcext:value-type="string">
            <text:p>American Boychoir, The</text:p>
          </table:table-cell>
          <table:table-cell office:value-type="float" office:value="0.0738038807738567" calcext:value-type="float">
            <text:p>0.0738038808</text:p>
          </table:table-cell>
        </table:table-row>
        <table:table-row table:style-name="ro1">
          <table:table-cell office:value-type="string" calcext:value-type="string">
            <text:p>Brooklyn Boys' Chorus</text:p>
          </table:table-cell>
          <table:table-cell office:value-type="float" office:value="0.0679912451337605" calcext:value-type="float">
            <text:p>0.0679912451</text:p>
          </table:table-cell>
        </table:table-row>
        <table:table-row table:style-name="ro1">
          <table:table-cell office:value-type="string" calcext:value-type="string">
            <text:p>Zegler, Manuel</text:p>
          </table:table-cell>
          <table:table-cell office:value-type="float" office:value="0.058441386095129" calcext:value-type="float">
            <text:p>0.0584413861</text:p>
          </table:table-cell>
        </table:table-row>
        <table:table-row table:style-name="ro1">
          <table:table-cell office:value-type="string" calcext:value-type="string">
            <text:p>Westminster Choir</text:p>
          </table:table-cell>
          <table:table-cell office:value-type="float" office:value="0.0582875588678818" calcext:value-type="float">
            <text:p>0.0582875589</text:p>
          </table:table-cell>
        </table:table-row>
        <table:table-row table:style-name="ro1">
          <table:table-cell office:value-type="string" calcext:value-type="string">
            <text:p>New York Choral Artists</text:p>
          </table:table-cell>
          <table:table-cell office:value-type="float" office:value="0.0573818480728284" calcext:value-type="float">
            <text:p>0.0573818481</text:p>
          </table:table-cell>
        </table:table-row>
        <table:table-row table:style-name="ro1">
          <table:table-cell office:value-type="string" calcext:value-type="string">
            <text:p>Staples, Sheryl</text:p>
          </table:table-cell>
          <table:table-cell office:value-type="float" office:value="0.0541978963534949" calcext:value-type="float">
            <text:p>0.0541978964</text:p>
          </table:table-cell>
        </table:table-row>
        <table:table-row table:style-name="ro1">
          <table:table-cell office:value-type="string" calcext:value-type="string">
            <text:p>Young, Rebecca</text:p>
          </table:table-cell>
          <table:table-cell office:value-type="float" office:value="0.053953918908706" calcext:value-type="float">
            <text:p>0.0539539189</text:p>
          </table:table-cell>
        </table:table-row>
        <table:table-row table:style-name="ro1">
          <table:table-cell office:value-type="string" calcext:value-type="string">
            <text:p>Lamb, Christopher S.</text:p>
          </table:table-cell>
          <table:table-cell office:value-type="float" office:value="0.0532500506348796" calcext:value-type="float">
            <text:p>0.0532500506</text:p>
          </table:table-cell>
        </table:table-row>
        <table:table-row table:style-name="ro1">
          <table:table-cell office:value-type="string" calcext:value-type="string">
            <text:p>Cobb, Timothy</text:p>
          </table:table-cell>
          <table:table-cell office:value-type="float" office:value="0.0532500506348796" calcext:value-type="float">
            <text:p>0.0532500506</text:p>
          </table:table-cell>
        </table:table-row>
        <table:table-row table:style-name="ro1">
          <table:table-cell office:value-type="string" calcext:value-type="string">
            <text:p>Ware, John</text:p>
          </table:table-cell>
          <table:table-cell office:value-type="float" office:value="0.0496284722112149" calcext:value-type="float">
            <text:p>0.0496284722</text:p>
          </table:table-cell>
        </table:table-row>
        <table:table-row table:style-name="ro1">
          <table:table-cell office:value-type="string" calcext:value-type="string">
            <text:p>Jennings, John</text:p>
          </table:table-cell>
          <table:table-cell office:value-type="float" office:value="0.0493760045945752" calcext:value-type="float">
            <text:p>0.0493760046</text:p>
          </table:table-cell>
        </table:table-row>
        <table:table-row table:style-name="ro1">
          <table:table-cell office:value-type="string" calcext:value-type="string">
            <text:p>Brown, Rodne</text:p>
          </table:table-cell>
          <table:table-cell office:value-type="float" office:value="0.0476295504966827" calcext:value-type="float">
            <text:p>0.0476295505</text:p>
          </table:table-cell>
        </table:table-row>
        <table:table-row table:style-name="ro1">
          <table:table-cell office:value-type="string" calcext:value-type="string">
            <text:p>Burgio, Michael</text:p>
          </table:table-cell>
          <table:table-cell office:value-type="float" office:value="0.046542891934331" calcext:value-type="float">
            <text:p>0.0465428919</text:p>
          </table:table-cell>
        </table:table-row>
        <table:table-row table:style-name="ro1">
          <table:table-cell office:value-type="string" calcext:value-type="string">
            <text:p>Cerminaro, John</text:p>
          </table:table-cell>
          <table:table-cell office:value-type="float" office:value="0.046542891934331" calcext:value-type="float">
            <text:p>0.0465428919</text:p>
          </table:table-cell>
        </table:table-row>
        <table:table-row table:style-name="ro1">
          <table:table-cell office:value-type="string" calcext:value-type="string">
            <text:p>Grossman, David J.</text:p>
          </table:table-cell>
          <table:table-cell office:value-type="float" office:value="0.0455734944472327" calcext:value-type="float">
            <text:p>0.0455734944</text:p>
          </table:table-cell>
        </table:table-row>
        <table:table-row table:style-name="ro1">
          <table:table-cell office:value-type="string" calcext:value-type="string">
            <text:p>Goltzer, Harold</text:p>
          </table:table-cell>
          <table:table-cell office:value-type="float" office:value="0.045100806769193" calcext:value-type="float">
            <text:p>0.0451008068</text:p>
          </table:table-cell>
        </table:table-row>
        <table:table-row table:style-name="ro1">
          <table:table-cell office:value-type="string" calcext:value-type="string">
            <text:p>Schwarz, Gerard</text:p>
          </table:table-cell>
          <table:table-cell office:value-type="float" office:value="0.045100806769193" calcext:value-type="float">
            <text:p>0.0451008068</text:p>
          </table:table-cell>
        </table:table-row>
        <table:table-row table:style-name="ro1">
          <table:table-cell office:value-type="string" calcext:value-type="string">
            <text:p>Gomez, Lino</text:p>
          </table:table-cell>
          <table:table-cell office:value-type="float" office:value="0.0435070436756443" calcext:value-type="float">
            <text:p>0.0435070437</text:p>
          </table:table-cell>
        </table:table-row>
        <table:table-row table:style-name="ro1">
          <table:table-cell office:value-type="string" calcext:value-type="string">
            <text:p>Kuyper, L. William</text:p>
          </table:table-cell>
          <table:table-cell office:value-type="float" office:value="0.0435070436756443" calcext:value-type="float">
            <text:p>0.0435070437</text:p>
          </table:table-cell>
        </table:table-row>
        <table:table-row table:style-name="ro1">
          <table:table-cell office:value-type="string" calcext:value-type="string">
            <text:p>Colley, Scott</text:p>
          </table:table-cell>
          <table:table-cell office:value-type="float" office:value="0.0414902335584591" calcext:value-type="float">
            <text:p>0.0414902336</text:p>
          </table:table-cell>
        </table:table-row>
        <table:table-row table:style-name="ro1">
          <table:table-cell office:value-type="string" calcext:value-type="string">
            <text:p>Bailey, Elden</text:p>
          </table:table-cell>
          <table:table-cell office:value-type="float" office:value="0.0386222491030522" calcext:value-type="float">
            <text:p>0.0386222491</text:p>
          </table:table-cell>
        </table:table-row>
        <table:table-row table:style-name="ro1">
          <table:table-cell office:value-type="string" calcext:value-type="string">
            <text:p>Worley, James Archie</text:p>
          </table:table-cell>
          <table:table-cell office:value-type="float" office:value="0.036134731501297" calcext:value-type="float">
            <text:p>0.0361347315</text:p>
          </table:table-cell>
        </table:table-row>
        <table:table-row table:style-name="ro1">
          <table:table-cell office:value-type="string" calcext:value-type="string">
            <text:p>Trinity Boys' Choir</text:p>
          </table:table-cell>
          <table:table-cell office:value-type="float" office:value="0.0333916338815476" calcext:value-type="float">
            <text:p>0.0333916339</text:p>
          </table:table-cell>
        </table:table-row>
        <table:table-row table:style-name="ro1">
          <table:table-cell office:value-type="string" calcext:value-type="string">
            <text:p>Church, Sandra</text:p>
          </table:table-cell>
          <table:table-cell office:value-type="float" office:value="0.03048350256751" calcext:value-type="float">
            <text:p>0.0304835026</text:p>
          </table:table-cell>
        </table:table-row>
        <table:table-row table:style-name="ro1">
          <table:table-cell office:value-type="string" calcext:value-type="string">
            <text:p>Little Church Around the Corner Boys' Choir</text:p>
          </table:table-cell>
          <table:table-cell office:value-type="float" office:value="0.03045872344687" calcext:value-type="float">
            <text:p>0.0304587234</text:p>
          </table:table-cell>
        </table:table-row>
        <table:table-row table:style-name="ro1">
          <table:table-cell office:value-type="string" calcext:value-type="string">
            <text:p>Kim, Lisa</text:p>
          </table:table-cell>
          <table:table-cell office:value-type="float" office:value="0.0268850602101471" calcext:value-type="float">
            <text:p>0.0268850602</text:p>
          </table:table-cell>
        </table:table-row>
        <table:table-row table:style-name="ro1">
          <table:table-cell office:value-type="string" calcext:value-type="string">
            <text:p>Boys Choir of Harlem, The</text:p>
          </table:table-cell>
          <table:table-cell office:value-type="float" office:value="0.0268749463680002" calcext:value-type="float">
            <text:p>0.0268749464</text:p>
          </table:table-cell>
        </table:table-row>
        <table:table-row table:style-name="ro1">
          <table:table-cell office:value-type="string" calcext:value-type="string">
            <text:p>Rosenberger, Walter</text:p>
          </table:table-cell>
          <table:table-cell office:value-type="float" office:value="0.0260970920092803" calcext:value-type="float">
            <text:p>0.026097092</text:p>
          </table:table-cell>
        </table:table-row>
        <table:table-row table:style-name="ro1">
          <table:table-cell office:value-type="string" calcext:value-type="string">
            <text:p>Dicterow, Glenn</text:p>
          </table:table-cell>
          <table:table-cell office:value-type="float" office:value="0.0254328612028622" calcext:value-type="float">
            <text:p>0.0254328612</text:p>
          </table:table-cell>
        </table:table-row>
        <table:table-row table:style-name="ro1">
          <table:table-cell office:value-type="string" calcext:value-type="string">
            <text:p>Brooklyn Youth Chorus</text:p>
          </table:table-cell>
          <table:table-cell office:value-type="float" office:value="0.0254328612028622" calcext:value-type="float">
            <text:p>0.0254328612</text:p>
          </table:table-cell>
        </table:table-row>
        <table:table-row table:style-name="ro1">
          <table:table-cell office:value-type="string" calcext:value-type="string">
            <text:p>Dettra, Scott</text:p>
          </table:table-cell>
          <table:table-cell office:value-type="float" office:value="0.0229279158470823" calcext:value-type="float">
            <text:p>0.0229279158</text:p>
          </table:table-cell>
        </table:table-row>
        <table:table-row table:style-name="ro1">
          <table:table-cell office:value-type="string" calcext:value-type="string">
            <text:p>Brook, Paige</text:p>
          </table:table-cell>
          <table:table-cell office:value-type="float" office:value="0.0201074923031286" calcext:value-type="float">
            <text:p>0.0201074923</text:p>
          </table:table-cell>
        </table:table-row>
        <table:table-row table:style-name="ro1">
          <table:table-cell office:value-type="string" calcext:value-type="string">
            <text:p>Gordon, Kenneth</text:p>
          </table:table-cell>
          <table:table-cell office:value-type="float" office:value="0.0201074923031286" calcext:value-type="float">
            <text:p>0.0201074923</text:p>
          </table:table-cell>
        </table:table-row>
        <table:table-row table:style-name="ro1">
          <table:table-cell office:value-type="string" calcext:value-type="string">
            <text:p>Schuster, Joseph</text:p>
          </table:table-cell>
          <table:table-cell office:value-type="float" office:value="0.0192547133077379" calcext:value-type="float">
            <text:p>0.0192547133</text:p>
          </table:table-cell>
        </table:table-row>
        <table:table-row table:style-name="ro1">
          <table:table-cell office:value-type="string" calcext:value-type="string">
            <text:p>Vacchiano, William</text:p>
          </table:table-cell>
          <table:table-cell office:value-type="float" office:value="0.0190059027754797" calcext:value-type="float">
            <text:p>0.0190059028</text:p>
          </table:table-cell>
        </table:table-row>
        <table:table-row table:style-name="ro1">
          <table:table-cell office:value-type="string" calcext:value-type="string">
            <text:p>Munroe, Lorne</text:p>
          </table:table-cell>
          <table:table-cell office:value-type="float" office:value="0.0185601116024708" calcext:value-type="float">
            <text:p>0.0185601116</text:p>
          </table:table-cell>
        </table:table-row>
        <table:table-row table:style-name="ro1">
          <table:table-cell office:value-type="string" calcext:value-type="string">
            <text:p>Ginsberg, Marc</text:p>
          </table:table-cell>
          <table:table-cell office:value-type="float" office:value="0.0183142804811769" calcext:value-type="float">
            <text:p>0.0183142805</text:p>
          </table:table-cell>
        </table:table-row>
        <table:table-row table:style-name="ro1">
          <table:table-cell office:value-type="string" calcext:value-type="string">
            <text:p>Carroll, Jon</text:p>
          </table:table-cell>
          <table:table-cell office:value-type="float" office:value="0.0180253142535141" calcext:value-type="float">
            <text:p>0.0180253143</text:p>
          </table:table-cell>
        </table:table-row>
        <table:table-row table:style-name="ro1">
          <table:table-cell office:value-type="string" calcext:value-type="string">
            <text:p>Polisi, William</text:p>
          </table:table-cell>
          <table:table-cell office:value-type="float" office:value="0.0179580384959917" calcext:value-type="float">
            <text:p>0.0179580385</text:p>
          </table:table-cell>
        </table:table-row>
        <table:table-row table:style-name="ro1">
          <table:table-cell office:value-type="string" calcext:value-type="string">
            <text:p>Gomberg, Harold</text:p>
          </table:table-cell>
          <table:table-cell office:value-type="float" office:value="0.016903202910837" calcext:value-type="float">
            <text:p>0.0169032029</text:p>
          </table:table-cell>
        </table:table-row>
        <table:table-row table:style-name="ro1">
          <table:table-cell office:value-type="string" calcext:value-type="string">
            <text:p>Chambers, James</text:p>
          </table:table-cell>
          <table:table-cell office:value-type="float" office:value="0.0164710230612626" calcext:value-type="float">
            <text:p>0.0164710231</text:p>
          </table:table-cell>
        </table:table-row>
        <table:table-row table:style-name="ro1">
          <table:table-cell office:value-type="string" calcext:value-type="string">
            <text:p>Lang, Morris</text:p>
          </table:table-cell>
          <table:table-cell office:value-type="float" office:value="0.0163676553680637" calcext:value-type="float">
            <text:p>0.0163676554</text:p>
          </table:table-cell>
        </table:table-row>
        <table:table-row table:style-name="ro1">
          <table:table-cell office:value-type="string" calcext:value-type="string">
            <text:p>Corigliano, John, Sr.</text:p>
          </table:table-cell>
          <table:table-cell office:value-type="float" office:value="0.0151398051030682" calcext:value-type="float">
            <text:p>0.0151398051</text:p>
          </table:table-cell>
        </table:table-row>
        <table:table-row table:style-name="ro1">
          <table:table-cell office:value-type="string" calcext:value-type="string">
            <text:p>Jaenicke, Bruno</text:p>
          </table:table-cell>
          <table:table-cell office:value-type="float" office:value="0.0145244265706763" calcext:value-type="float">
            <text:p>0.0145244266</text:p>
          </table:table-cell>
        </table:table-row>
        <table:table-row table:style-name="ro1">
          <table:table-cell office:value-type="string" calcext:value-type="string">
            <text:p>Levine, Duke</text:p>
          </table:table-cell>
          <table:table-cell office:value-type="float" office:value="0.0137237383360961" calcext:value-type="float">
            <text:p>0.0137237383</text:p>
          </table:table-cell>
        </table:table-row>
        <table:table-row table:style-name="ro1">
          <table:table-cell office:value-type="string" calcext:value-type="string">
            <text:p>Neubauer, Paul</text:p>
          </table:table-cell>
          <table:table-cell office:value-type="float" office:value="0.0126847874756654" calcext:value-type="float">
            <text:p>0.0126847875</text:p>
          </table:table-cell>
        </table:table-row>
        <table:table-row table:style-name="ro1">
          <table:table-cell office:value-type="string" calcext:value-type="string">
            <text:p>Kurthy, Zoltan</text:p>
          </table:table-cell>
          <table:table-cell office:value-type="float" office:value="0.0126105227901241" calcext:value-type="float">
            <text:p>0.0126105228</text:p>
          </table:table-cell>
        </table:table-row>
        <table:table-row table:style-name="ro1">
          <table:table-cell office:value-type="string" calcext:value-type="string">
            <text:p>Wummer, John</text:p>
          </table:table-cell>
          <table:table-cell office:value-type="float" office:value="0.0121844045048748" calcext:value-type="float">
            <text:p>0.0121844045</text:p>
          </table:table-cell>
        </table:table-row>
        <table:table-row table:style-name="ro1">
          <table:table-cell office:value-type="string" calcext:value-type="string">
            <text:p>McGinnis, Robert</text:p>
          </table:table-cell>
          <table:table-cell office:value-type="float" office:value="0.0118535638912069" calcext:value-type="float">
            <text:p>0.0118535639</text:p>
          </table:table-cell>
        </table:table-row>
        <table:table-row table:style-name="ro1">
          <table:table-cell office:value-type="string" calcext:value-type="string">
            <text:p>Greitzer, Sol</text:p>
          </table:table-cell>
          <table:table-cell office:value-type="float" office:value="0.011503034826319" calcext:value-type="float">
            <text:p>0.0115030348</text:p>
          </table:table-cell>
        </table:table-row>
        <table:table-row table:style-name="ro1">
          <table:table-cell office:value-type="string" calcext:value-type="string">
            <text:p>Bellison, Simeon</text:p>
          </table:table-cell>
          <table:table-cell office:value-type="float" office:value="0.0114031991953338" calcext:value-type="float">
            <text:p>0.0114031992</text:p>
          </table:table-cell>
        </table:table-row>
        <table:table-row table:style-name="ro1">
          <table:table-cell office:value-type="string" calcext:value-type="string">
            <text:p>Donovan, Peter</text:p>
          </table:table-cell>
          <table:table-cell office:value-type="float" office:value="0.01137371558882" calcext:value-type="float">
            <text:p>0.0113737156</text:p>
          </table:table-cell>
        </table:table-row>
        <table:table-row table:style-name="ro1">
          <table:table-cell office:value-type="string" calcext:value-type="string">
            <text:p>Saporito, James</text:p>
          </table:table-cell>
          <table:table-cell office:value-type="float" office:value="0.01137371558882" calcext:value-type="float">
            <text:p>0.0113737156</text:p>
          </table:table-cell>
        </table:table-row>
        <table:table-row table:style-name="ro1">
          <table:table-cell office:value-type="string" calcext:value-type="string">
            <text:p>Musiker, Lee</text:p>
          </table:table-cell>
          <table:table-cell office:value-type="float" office:value="0.01137371558882" calcext:value-type="float">
            <text:p>0.0113737156</text:p>
          </table:table-cell>
        </table:table-row>
        <table:table-row table:style-name="ro1">
          <table:table-cell office:value-type="string" calcext:value-type="string">
            <text:p>Lincer, William</text:p>
          </table:table-cell>
          <table:table-cell office:value-type="float" office:value="0.0112378794612933" calcext:value-type="float">
            <text:p>0.0112378795</text:p>
          </table:table-cell>
        </table:table-row>
        <table:table-row table:style-name="ro1">
          <table:table-cell office:value-type="string" calcext:value-type="string">
            <text:p>Kim, Michelle</text:p>
          </table:table-cell>
          <table:table-cell office:value-type="float" office:value="0.0107586937607492" calcext:value-type="float">
            <text:p>0.0107586938</text:p>
          </table:table-cell>
        </table:table-row>
        <table:table-row table:style-name="ro1">
          <table:table-cell office:value-type="string" calcext:value-type="string">
            <text:p>Gilbert, Alan</text:p>
          </table:table-cell>
          <table:table-cell office:value-type="float" office:value="0.0107586937607492" calcext:value-type="float">
            <text:p>0.0107586938</text:p>
          </table:table-cell>
        </table:table-row>
        <table:table-row table:style-name="ro1">
          <table:table-cell office:value-type="string" calcext:value-type="string">
            <text:p>De Rosa, Richard</text:p>
          </table:table-cell>
          <table:table-cell office:value-type="float" office:value="0.0107018702984348" calcext:value-type="float">
            <text:p>0.0107018703</text:p>
          </table:table-cell>
        </table:table-row>
        <table:table-row table:style-name="ro1">
          <table:table-cell office:value-type="string" calcext:value-type="string">
            <text:p>Meade, Dave</text:p>
          </table:table-cell>
          <table:table-cell office:value-type="float" office:value="0.0107018702984348" calcext:value-type="float">
            <text:p>0.0107018703</text:p>
          </table:table-cell>
        </table:table-row>
        <table:table-row table:style-name="ro1">
          <table:table-cell office:value-type="string" calcext:value-type="string">
            <text:p>Stevens, Lara</text:p>
          </table:table-cell>
          <table:table-cell office:value-type="float" office:value="0.0107018702984348" calcext:value-type="float">
            <text:p>0.0107018703</text:p>
          </table:table-cell>
        </table:table-row>
        <table:table-row table:style-name="ro1">
          <table:table-cell office:value-type="string" calcext:value-type="string">
            <text:p>Kay, Connie</text:p>
          </table:table-cell>
          <table:table-cell office:value-type="float" office:value="0.0107018702984348" calcext:value-type="float">
            <text:p>0.0107018703</text:p>
          </table:table-cell>
        </table:table-row>
        <table:table-row table:style-name="ro1">
          <table:table-cell office:value-type="string" calcext:value-type="string">
            <text:p>Harrell, Mack</text:p>
          </table:table-cell>
          <table:table-cell office:value-type="float" office:value="0.0100336663264421" calcext:value-type="float">
            <text:p>0.0100336663</text:p>
          </table:table-cell>
        </table:table-row>
        <table:table-row table:style-name="ro1">
          <table:table-cell office:value-type="string" calcext:value-type="string">
            <text:p>Kohon, Benjamin</text:p>
          </table:table-cell>
          <table:table-cell office:value-type="float" office:value="0.0097770581817941" calcext:value-type="float">
            <text:p>0.0097770582</text:p>
          </table:table-cell>
        </table:table-row>
        <table:table-row table:style-name="ro1">
          <table:table-cell office:value-type="string" calcext:value-type="string">
            <text:p>Druckman, Daniel</text:p>
          </table:table-cell>
          <table:table-cell office:value-type="float" office:value="0.00914119042866758" calcext:value-type="float">
            <text:p>0.0091411904</text:p>
          </table:table-cell>
        </table:table-row>
        <table:table-row table:style-name="ro1">
          <table:table-cell office:value-type="string" calcext:value-type="string">
            <text:p>Underwood, Keith</text:p>
          </table:table-cell>
          <table:table-cell office:value-type="float" office:value="0.00899767188556563" calcext:value-type="float">
            <text:p>0.0089976719</text:p>
          </table:table-cell>
        </table:table-row>
        <table:table-row table:style-name="ro1">
          <table:table-cell office:value-type="string" calcext:value-type="string">
            <text:p>Rollings, Matt</text:p>
          </table:table-cell>
          <table:table-cell office:value-type="float" office:value="0.00875974378345131" calcext:value-type="float">
            <text:p>0.0087597438</text:p>
          </table:table-cell>
        </table:table-row>
        <table:table-row table:style-name="ro1">
          <table:table-cell office:value-type="string" calcext:value-type="string">
            <text:p>Varga, Laszlo</text:p>
          </table:table-cell>
          <table:table-cell office:value-type="float" office:value="0.00859442404941078" calcext:value-type="float">
            <text:p>0.008594424</text:p>
          </table:table-cell>
        </table:table-row>
        <table:table-row table:style-name="ro1">
          <table:table-cell office:value-type="string" calcext:value-type="string">
            <text:p>Wallenstein, Alfred</text:p>
          </table:table-cell>
          <table:table-cell office:value-type="float" office:value="0.00788577103611608" calcext:value-type="float">
            <text:p>0.007885771</text:p>
          </table:table-cell>
        </table:table-row>
        <table:table-row table:style-name="ro1">
          <table:table-cell office:value-type="string" calcext:value-type="string">
            <text:p>DeLoach, Marcus</text:p>
          </table:table-cell>
          <table:table-cell office:value-type="float" office:value="0.00768000226077348" calcext:value-type="float">
            <text:p>0.0076800023</text:p>
          </table:table-cell>
        </table:table-row>
        <table:table-row table:style-name="ro1">
          <table:table-cell office:value-type="string" calcext:value-type="string">
            <text:p>Nazzi, Michel</text:p>
          </table:table-cell>
          <table:table-cell office:value-type="float" office:value="0.00763032560680104" calcext:value-type="float">
            <text:p>0.0076303256</text:p>
          </table:table-cell>
        </table:table-row>
        <table:table-row table:style-name="ro1">
          <table:table-cell office:value-type="string" calcext:value-type="string">
            <text:p>Robbins, Gerald</text:p>
          </table:table-cell>
          <table:table-cell office:value-type="float" office:value="0.0075555867204277" calcext:value-type="float">
            <text:p>0.0075555867</text:p>
          </table:table-cell>
        </table:table-row>
        <table:table-row table:style-name="ro1">
          <table:table-cell office:value-type="string" calcext:value-type="string">
            <text:p>Schola Cantorum of NY</text:p>
          </table:table-cell>
          <table:table-cell office:value-type="float" office:value="0.00721042582568966" calcext:value-type="float">
            <text:p>0.0072104258</text:p>
          </table:table-cell>
        </table:table-row>
        <table:table-row table:style-name="ro1">
          <table:table-cell office:value-type="string" calcext:value-type="string">
            <text:p>Rose, Leonard</text:p>
          </table:table-cell>
          <table:table-cell office:value-type="float" office:value="0.00715233888427285" calcext:value-type="float">
            <text:p>0.0071523389</text:p>
          </table:table-cell>
        </table:table-row>
        <table:table-row table:style-name="ro1">
          <table:table-cell office:value-type="string" calcext:value-type="string">
            <text:p>Rosenker, Michael</text:p>
          </table:table-cell>
          <table:table-cell office:value-type="float" office:value="0.00715233888427285" calcext:value-type="float">
            <text:p>0.0071523389</text:p>
          </table:table-cell>
        </table:table-row>
        <table:table-row table:style-name="ro1">
          <table:table-cell office:value-type="string" calcext:value-type="string">
            <text:p>Okamoto, Satoshi</text:p>
          </table:table-cell>
          <table:table-cell office:value-type="float" office:value="0.00703155942919656" calcext:value-type="float">
            <text:p>0.0070315594</text:p>
          </table:table-cell>
        </table:table-row>
        <table:table-row table:style-name="ro1">
          <table:table-cell office:value-type="string" calcext:value-type="string">
            <text:p>Chorus of the Mariinsky Theatre</text:p>
          </table:table-cell>
          <table:table-cell office:value-type="float" office:value="0.00683649442819993" calcext:value-type="float">
            <text:p>0.0068364944</text:p>
          </table:table-cell>
        </table:table-row>
        <table:table-row table:style-name="ro1">
          <table:table-cell office:value-type="string" calcext:value-type="string">
            <text:p>Sykes, Jubilant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Johnson, Dean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Kuney, Scott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Engle, Lori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Heath, Percy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Carrington, Terri Lynne</text:p>
          </table:table-cell>
          <table:table-cell office:value-type="float" office:value="0.00661184849312527" calcext:value-type="float">
            <text:p>0.0066118485</text:p>
          </table:table-cell>
        </table:table-row>
        <table:table-row table:style-name="ro1">
          <table:table-cell office:value-type="string" calcext:value-type="string">
            <text:p>Namen, William</text:p>
          </table:table-cell>
          <table:table-cell office:value-type="float" office:value="0.00590565233944214" calcext:value-type="float">
            <text:p>0.0059056523</text:p>
          </table:table-cell>
        </table:table-row>
        <table:table-row table:style-name="ro1">
          <table:table-cell office:value-type="string" calcext:value-type="string">
            <text:p>Thomanerchor Leipzig</text:p>
          </table:table-cell>
          <table:table-cell office:value-type="float" office:value="0.00587557345317547" calcext:value-type="float">
            <text:p>0.0058755735</text:p>
          </table:table-cell>
        </table:table-row>
        <table:table-row table:style-name="ro1">
          <table:table-cell office:value-type="string" calcext:value-type="string">
            <text:p>Webb, Carol</text:p>
          </table:table-cell>
          <table:table-cell office:value-type="float" office:value="0.00587557345317547" calcext:value-type="float">
            <text:p>0.0058755735</text:p>
          </table:table-cell>
        </table:table-row>
        <table:table-row table:style-name="ro1">
          <table:table-cell office:value-type="string" calcext:value-type="string">
            <text:p>Westminster Symphonic Choir</text:p>
          </table:table-cell>
          <table:table-cell office:value-type="float" office:value="0.00576834066055173" calcext:value-type="float">
            <text:p>0.0057683407</text:p>
          </table:table-cell>
        </table:table-row>
        <table:table-row table:style-name="ro1">
          <table:table-cell office:value-type="string" calcext:value-type="string">
            <text:p>Olsen, Stanford</text:p>
          </table:table-cell>
          <table:table-cell office:value-type="float" office:value="0.00503206562060192" calcext:value-type="float">
            <text:p>0.0050320656</text:p>
          </table:table-cell>
        </table:table-row>
        <table:table-row table:style-name="ro1">
          <table:table-cell office:value-type="string" calcext:value-type="string">
            <text:p>Takebe, Yoko</text:p>
          </table:table-cell>
          <table:table-cell office:value-type="float" office:value="0.00503206562060192" calcext:value-type="float">
            <text:p>0.0050320656</text:p>
          </table:table-cell>
        </table:table-row>
        <table:table-row table:style-name="ro1">
          <table:table-cell office:value-type="string" calcext:value-type="string">
            <text:p>Crooks, Richard</text:p>
          </table:table-cell>
          <table:table-cell office:value-type="float" office:value="0.00497113579107853" calcext:value-type="float">
            <text:p>0.0049711358</text:p>
          </table:table-cell>
        </table:table-row>
        <table:table-row table:style-name="ro1">
          <table:table-cell office:value-type="string" calcext:value-type="string">
            <text:p>Pollain, Rene</text:p>
          </table:table-cell>
          <table:table-cell office:value-type="float" office:value="0.00476981353233179" calcext:value-type="float">
            <text:p>0.0047698135</text:p>
          </table:table-cell>
        </table:table-row>
        <table:table-row table:style-name="ro1">
          <table:table-cell office:value-type="string" calcext:value-type="string">
            <text:p>Gottlieb, Gordon</text:p>
          </table:table-cell>
          <table:table-cell office:value-type="float" office:value="0.00459611900016259" calcext:value-type="float">
            <text:p>0.004596119</text:p>
          </table:table-cell>
        </table:table-row>
        <table:table-row table:style-name="ro1">
          <table:table-cell office:value-type="string" calcext:value-type="string">
            <text:p>Kalish, Gilbert</text:p>
          </table:table-cell>
          <table:table-cell office:value-type="float" office:value="0.00452766544202179" calcext:value-type="float">
            <text:p>0.0045276654</text:p>
          </table:table-cell>
        </table:table-row>
        <table:table-row table:style-name="ro1">
          <table:table-cell office:value-type="string" calcext:value-type="string">
            <text:p>Borg, Julianne</text:p>
          </table:table-cell>
          <table:table-cell office:value-type="float" office:value="0.00446395320279923" calcext:value-type="float">
            <text:p>0.0044639532</text:p>
          </table:table-cell>
        </table:table-row>
        <table:table-row table:style-name="ro1">
          <table:table-cell office:value-type="string" calcext:value-type="string">
            <text:p>Tu, Qiang</text:p>
          </table:table-cell>
          <table:table-cell office:value-type="float" office:value="0.00446395320279923" calcext:value-type="float">
            <text:p>0.0044639532</text:p>
          </table:table-cell>
        </table:table-row>
        <table:table-row table:style-name="ro1">
          <table:table-cell office:value-type="string" calcext:value-type="string">
            <text:p>Baer, Alan</text:p>
          </table:table-cell>
          <table:table-cell office:value-type="float" office:value="0.00446395320279923" calcext:value-type="float">
            <text:p>0.0044639532</text:p>
          </table:table-cell>
        </table:table-row>
        <table:table-row table:style-name="ro1">
          <table:table-cell office:value-type="string" calcext:value-type="string">
            <text:p>Camerata Singers, The</text:p>
          </table:table-cell>
          <table:table-cell office:value-type="float" office:value="0.00432625549541379" calcext:value-type="float">
            <text:p>0.0043262555</text:p>
          </table:table-cell>
        </table:table-row>
        <table:table-row table:style-name="ro1">
          <table:table-cell office:value-type="string" calcext:value-type="string">
            <text:p>Griffey, Anthony Dean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Erskine, Peter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Gilbert, Jane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Charlap, Bill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Alvary, Lorenzo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Wesby, Carla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Jackson, Milt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Hubbard, Tom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Moscona, Nicola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Rogers, Reuben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Schulz, Leo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Joo, Hyung-ki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Montanaro, Tony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Dworsky, Richard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Dadmun, Royal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Haines, LeRoy (Roy)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Orfeon Donostiarria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Reiff, Anton, Sr.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Philharmonic Chorus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Vichey, Luben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Marsalis, Wynton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Thomas, Russell</text:p>
          </table:table-cell>
          <table:table-cell office:value-type="float" office:value="0.00358998045546398" calcext:value-type="float">
            <text:p>0.0035899805</text:p>
          </table:table-cell>
        </table:table-row>
        <table:table-row table:style-name="ro1">
          <table:table-cell office:value-type="string" calcext:value-type="string">
            <text:p>Charlston, Erik</text:p>
          </table:table-cell>
          <table:table-cell office:value-type="float" office:value="0.00315403383502466" calcext:value-type="float">
            <text:p>0.0031540338</text:p>
          </table:table-cell>
        </table:table-row>
        <table:table-row table:style-name="ro1">
          <table:table-cell office:value-type="string" calcext:value-type="string">
            <text:p>Petrenko, Mikhail</text:p>
          </table:table-cell>
          <table:table-cell office:value-type="float" office:value="0.0030218680376613" calcext:value-type="float">
            <text:p>0.003021868</text:p>
          </table:table-cell>
        </table:table-row>
        <table:table-row table:style-name="ro1">
          <table:table-cell office:value-type="string" calcext:value-type="string">
            <text:p>Kastner, Alfred</text:p>
          </table:table-cell>
          <table:table-cell office:value-type="float" office:value="0.0030218680376613" calcext:value-type="float">
            <text:p>0.003021868</text:p>
          </table:table-cell>
        </table:table-row>
        <table:table-row table:style-name="ro1">
          <table:table-cell office:value-type="string" calcext:value-type="string">
            <text:p>Labate, Bruno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Pogany, Imre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Lloyd, David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Bos, Coenraad V.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Wadsworth, Charles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Walter, Bruno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Paur, Emil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Elliott, Kristine</text:p>
          </table:table-cell>
          <table:table-cell office:value-type="float" office:value="0.00288417033027586" calcext:value-type="float">
            <text:p>0.0028841703</text:p>
          </table:table-cell>
        </table:table-row>
        <table:table-row table:style-name="ro1">
          <table:table-cell office:value-type="string" calcext:value-type="string">
            <text:p>Fitch, Douglas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Estrin, Harvey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Anastasio, Trey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Parks, Melissa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Bloom, Joshua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Pauley, Wilbur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Taylor, Clifton</text:p>
          </table:table-cell>
          <table:table-cell office:value-type="float" office:value="0.00234529811356924" calcext:value-type="float">
            <text:p>0.0023452981</text:p>
          </table:table-cell>
        </table:table-row>
        <table:table-row table:style-name="ro1">
          <table:table-cell office:value-type="string" calcext:value-type="string">
            <text:p>Nelson, Judith</text:p>
          </table:table-cell>
          <table:table-cell office:value-type="float" office:value="0.00214789529032605" calcext:value-type="float">
            <text:p>0.0021478953</text:p>
          </table:table-cell>
        </table:table-row>
        <table:table-row table:style-name="ro1">
          <table:table-cell office:value-type="string" calcext:value-type="string">
            <text:p>Deane, Richard</text:p>
          </table:table-cell>
          <table:table-cell office:value-type="float" office:value="0.00214789529032605" calcext:value-type="float">
            <text:p>0.0021478953</text:p>
          </table:table-cell>
        </table:table-row>
        <table:table-row table:style-name="ro1">
          <table:table-cell office:value-type="string" calcext:value-type="string">
            <text:p>Barzin, Leon</text:p>
          </table:table-cell>
          <table:table-cell office:value-type="float" office:value="0.00214789529032605" calcext:value-type="float">
            <text:p>0.0021478953</text:p>
          </table:table-cell>
        </table:table-row>
        <table:table-row table:style-name="ro1">
          <table:table-cell office:value-type="string" calcext:value-type="string">
            <text:p>Marshall, Wendell</text:p>
          </table:table-cell>
          <table:table-cell office:value-type="float" office:value="0.00214789529032605" calcext:value-type="float">
            <text:p>0.0021478953</text:p>
          </table:table-cell>
        </table:table-row>
        <table:table-row table:style-name="ro1">
          <table:table-cell office:value-type="string" calcext:value-type="string">
            <text:p>Shaughnessy, Ed</text:p>
          </table:table-cell>
          <table:table-cell office:value-type="float" office:value="0.00214789529032605" calcext:value-type="float">
            <text:p>0.0021478953</text:p>
          </table:table-cell>
        </table:table-row>
        <table:table-row table:style-name="ro1">
          <table:table-cell office:value-type="string" calcext:value-type="string">
            <text:p>Markert, Annett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Douglas, Jerr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Phillips, Mar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Hain, William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aker, Juliu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imon, Fion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tone, William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ulligan Quartet, The Gerr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O'Donovan, Aoif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emp, Eri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ewis, Joh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tritch, Bill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Cobb, Kevi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udo, Sumir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zantho, Enid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ipton, Marth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arozzi, Socrat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artin, Pete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a Porta, Joh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Pinter, Brigitt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Ely, Dea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Igudesman, Alekse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arle, Theo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aule, Michael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olognini, Remo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DiGiallonardo , Christin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ange, Han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ruglikov, Marin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Van Vliet, Corneliu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erritt, Tift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Wiese, Frederick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Colvin, Shaw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ucas, Georg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Watson, Jea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Cheek, Joh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Vinay, Ramo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Rashkis, Theres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Duncan, Todd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Nansteel, Deborah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organ State University Choi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owe, Jack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New York Philharmonic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immons, E. Romayn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Fontana, Santino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Fizdale, Robert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Golde, Walter H.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Robertson, Ra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Gunn, Natha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a Forge, Frank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Townsend, Ruth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amonsky, Andrew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Harris, Victo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All-City Singer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Hoff, Anto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allard, Eri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amb, Joh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agario, Tomiko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Apollo Club Choru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Van Lier, Lina Coe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Janaushek, William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Casadesus, Gab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Parnas, Lesli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erry, Walte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ipson Bell, Heathe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Victor, Idar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chumann, Met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Ax, Emanuel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Wang, Lind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Rupp, Franz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ahane, Jeffrey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arsson, Anna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Lewis, Richard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Bach Choir of Montclai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Roberts, George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Foster, David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Nambeesan, Sreedhara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Gange, Fraser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unwald, Ernst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Kalhor, Kayha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Groban, Josh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Mann, Robert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D'Amboise, Jacques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Smith, Harold Osborn</text:p>
          </table:table-cell>
          <table:table-cell office:value-type="float" office:value="0.00144208516513793" calcext:value-type="float">
            <text:p>0.0014420852</text:p>
          </table:table-cell>
        </table:table-row>
        <table:table-row table:style-name="ro1">
          <table:table-cell office:value-type="string" calcext:value-type="string">
            <text:p>Carpenter, Mary Chap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rn, Ni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astro, Mish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oyd, Margar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g, Lia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r, Nad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r, Joh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di, Scipi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Nair, Sylv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h, Jer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jan, Tati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s, Joh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ligan, G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var, 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end, Franc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evin, Rob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rn Jazz Quart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ez, Margar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zot, Pau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k, Barba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hrane, Elean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ccio, Ma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ber, Elean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tle, Kathle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ermott, K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eves, Dia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st, Isabe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erke, Christ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udesman &amp; J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stein, Leon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e, Patric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illor, Garri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ill, Stua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a, Franc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urel, Jen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don, Geor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rester, Maure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m, Myung-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riman, N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celli, And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le, John A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te, Ben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n, Bet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cone, Mar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tch, Nath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rd, Thom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phy, Heidi Gr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ler, Mart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zger, Ottil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a, Theod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der, Geor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nay, Astr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tresser, Jea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, Yo-Y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sdorf, Eth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zz at Lincoln Center Orchest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hberg, Elisabe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tzer, Susa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gger, Jan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h, Welling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lp, Jul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temore, Arth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States Marine Drum and Bugle Cor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dica, Lill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nes, La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, Arth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hardt, El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lett, Eth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a, Ke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gen, Judi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rr, Friedr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wens, Er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umann-Heink, Ernest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e, Bets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chenko, Alexan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pham, David Sc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shka, Pa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es, S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f, Beverl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, My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yssinian Sanctuary Cho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ez, Jo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rt, Melan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son, Lou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s, Leon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nd, Rodn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mm, Dona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instein Club Chor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nes, Sherr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wer, Christi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eckgold, Gre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fel, Bry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man, Gerald K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yo, Marti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stad, Oli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ne, Marily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za, Ez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adesus, Rob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son, Mariet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edo, Jai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egel, Kenne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ns, Edi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dwig, Chris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man, Ja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rley-Quirk, Joh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son, Willi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oyd, Rob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s, Jerem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bhard, Heinr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n-Julson, Phyll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net, Nicho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on, Ma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hloff, Ro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way, J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binova, An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staff, Joh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ral, Elizabe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doe, Dan F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ski, Raymo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e, Tru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ppet, Cla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beth, 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nlee, Joh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ier, Waltrau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van, Cherpullesse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 Cecco, Enr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mer, A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man, Rona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el, Martine V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kby-Lunn, Loui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aetani, J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, Josh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ma, Ma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illiard String Quart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den, Melis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fried, Irmg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oni, R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on, Benjam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sief, Kelley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B41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22:03:08.451249749</dc:date>
    <meta:document-statistic meta:table-count="2" meta:cell-count="1664" meta:object-count="0"/>
    <meta:generator>LibreOffice/4.2.8.2$Linux_X86_64 LibreOffice_project/420m0$Build-2</meta:generator>
  </office:meta>
</office:document-meta>
</file>